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1A1000001A12ED7DAAE.png"/>
  <manifest:file-entry manifest:media-type="image/jpeg" manifest:full-path="Pictures/10000000000001490000015A809A31C0.jpg"/>
  <manifest:file-entry manifest:media-type="image/jpeg" manifest:full-path="Pictures/10000000000001F0000000895067B4B9.jpg"/>
  <manifest:file-entry manifest:media-type="image/png" manifest:full-path="Pictures/10000201000000EB000000F254E0DD62.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StarSymbol" svg:font-family="StarSymbol, 'Arial Unicode MS'"/>
    <style:font-face style:name="Tahoma2" svg:font-family="Tahoma"/>
    <style:font-face style:name="Courier New1" svg:font-family="'Courier New'" style:font-family-generic="modern"/>
    <style:font-face style:name="ARial" svg:font-family="ARial" style:font-family-generic="swiss"/>
    <style:font-face style:name="Courier New" svg:font-family="'Courier New'" style:font-family-generic="modern" style:font-pitch="fixed"/>
    <style:font-face style:name="Courier New2" svg:font-family="'Courier New'" style:font-adornments="Normale" style:font-family-generic="modern" style:font-pitch="fixed"/>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setto Corsivo" style:font-family-generic="swiss" style:font-pitch="variable"/>
    <style:font-face style:name="Arial1" svg:font-family="Arial" style:font-adornments="Normale"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Verdana" svg:font-family="Verdana" style:font-adornments="Grassetto"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automatic-styles>
    <style:style style:name="Table1" style:family="table">
      <style:table-properties style:width="12.379cm" fo:margin-left="2.508cm" fo:margin-right="2.111cm" table:align="margins" style:writing-mode="lr-tb"/>
    </style:style>
    <style:style style:name="Table1.A" style:family="table-column">
      <style:table-column-properties style:column-width="5.468cm" style:rel-column-width="28952*"/>
    </style:style>
    <style:style style:name="Table1.B" style:family="table-column">
      <style:table-column-properties style:column-width="6.911cm" style:rel-column-width="36583*"/>
    </style:style>
    <style:style style:name="Table1.A1" style:family="table-cell">
      <style:table-cell-properties fo:background-color="#cccccc" fo:padding="0.097cm" fo:border-left="0.002cm solid #000000" fo:border-right="none" fo:border-top="0.002cm solid #000000" fo:border-bottom="0.002cm solid #000000">
        <style:background-image/>
      </style:table-cell-properties>
    </style:style>
    <style:style style:name="Table1.B1" style:family="table-cell">
      <style:table-cell-properties fo:background-color="#cccccc" fo:padding="0.097cm" fo:border="0.002cm solid #000000">
        <style:background-image/>
      </style:table-cell-properties>
    </style:style>
    <style:style style:name="Table1.2" style:family="table-row">
      <style:table-row-properties style:min-row-height="0.549cm"/>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style:use-window-font-color="true" fo:font-size="11pt" fo:language="en" fo:country="US" style:font-name-asian="Calibri" style:font-size-asian="11pt" style:language-asian="zxx" style:country-asian="none" style:font-name-complex="Calibri" style:font-size-complex="11pt" style:language-complex="ar" style:country-complex="SA"/>
    </style:style>
    <style:style style:name="P3" style:family="paragraph" style:parent-style-name="Standard">
      <style:paragraph-properties fo:text-align="center" style:justify-single-word="false"/>
      <style:text-properties style:use-window-font-color="true" fo:font-size="18pt" fo:language="en" fo:country="US" fo:font-weight="bold" style:font-name-asian="Calibri" style:font-size-asian="18pt" style:language-asian="zxx" style:country-asian="none" style:font-weight-asian="bold" style:font-name-complex="Calibri" style:font-size-complex="18pt" style:language-complex="ar" style:country-complex="SA"/>
    </style:style>
    <style:style style:name="P4" style:family="paragraph" style:parent-style-name="Standard">
      <style:paragraph-properties fo:text-align="center" style:justify-single-word="false"/>
      <style:text-properties style:use-window-font-color="true" fo:font-size="14pt" fo:language="en" fo:country="US" fo:font-weight="bold" style:font-name-asian="Calibri" style:font-size-asian="14pt" style:language-asian="zxx" style:country-asian="none" style:font-weight-asian="bold" style:font-name-complex="Calibri" style:font-size-complex="14pt" style:language-complex="ar" style:country-complex="SA"/>
    </style:style>
    <style:style style:name="P5" style:family="paragraph" style:parent-style-name="Standard">
      <style:paragraph-properties fo:text-align="center" style:justify-single-word="false"/>
      <style:text-properties style:use-window-font-color="true" fo:font-size="14pt" fo:language="en" fo:country="US" fo:font-weight="bold" style:font-name-asian="Times New Roman" style:font-size-asian="14pt" style:language-asian="zxx" style:country-asian="none" style:font-weight-asian="bold" style:font-name-complex="Times New Roman" style:font-size-complex="14pt" style:language-complex="ar" style:country-complex="SA" style:font-weight-complex="bold"/>
    </style:style>
    <style:style style:name="P6" style:family="paragraph" style:parent-style-name="Standard">
      <style:paragraph-properties fo:text-align="center" style:justify-single-word="false"/>
    </style:style>
    <style:style style:name="P7" style:family="paragraph" style:parent-style-name="Standard">
      <style:text-properties style:font-name="Courier New"/>
    </style:style>
    <style:style style:name="P8" style:family="paragraph" style:parent-style-name="Standard">
      <style:text-properties style:font-name="Courier New" fo:font-size="9pt" style:font-size-asian="9pt" style:font-size-complex="9pt"/>
    </style:style>
    <style:style style:name="P9" style:family="paragraph" style:parent-style-name="Standard">
      <style:text-properties style:font-name="Courier New" fo:font-size="10.5pt" style:font-size-asian="10.5pt" style:font-size-complex="10.5pt"/>
    </style:style>
    <style:style style:name="P10" style:family="paragraph" style:parent-style-name="Standard">
      <style:paragraph-properties style:text-autospace="none"/>
      <style:text-properties style:font-name="Courier New" fo:font-size="10pt" fo:language="it" fo:country="IT" style:font-name-asian="Courier New" style:font-size-asian="10pt" style:font-name-complex="Courier New" style:font-size-complex="10pt"/>
    </style:style>
    <style:style style:name="P11" style:family="paragraph" style:parent-style-name="Standard">
      <style:text-properties fo:font-weight="normal" style:font-weight-asian="normal" style:font-weight-complex="normal"/>
    </style:style>
    <style:style style:name="P12" style:family="paragraph" style:parent-style-name="Standard">
      <style:text-properties fo:font-size="10.5pt" style:font-size-asian="10.5pt" style:font-size-complex="10.5pt"/>
    </style:style>
    <style:style style:name="P13" style:family="paragraph" style:parent-style-name="Standard">
      <style:text-properties fo:font-size="11pt" style:font-size-asian="11pt" style:font-size-complex="11pt"/>
    </style:style>
    <style:style style:name="P14" style:family="paragraph" style:parent-style-name="Standard">
      <style:text-properties style:font-name="Courier new" fo:font-size="10.5pt" style:font-size-asian="10.5pt" style:font-size-complex="10.5pt"/>
    </style:style>
    <style:style style:name="P15" style:family="paragraph" style:parent-style-name="Standard">
      <style:text-properties style:font-name="ARial" fo:font-size="11pt" style:font-size-asian="11pt" style:font-size-complex="11pt"/>
    </style:style>
    <style:style style:name="P16" style:family="paragraph" style:parent-style-name="Heading_20_1">
      <style:paragraph-properties fo:break-before="page"/>
    </style:style>
    <style:style style:name="P17" style:family="paragraph" style:parent-style-name="Heading_20_4">
      <style:text-properties style:font-name="Arial"/>
    </style:style>
    <style:style style:name="P18" style:family="paragraph" style:parent-style-name="Heading_20_4">
      <style:text-properties fo:font-weight="bold" style:font-weight-asian="bold" style:font-weight-complex="bold"/>
    </style:style>
    <style:style style:name="P19" style:family="paragraph" style:parent-style-name="Code">
      <style:text-properties style:font-name="Courier New" fo:font-size="10.5pt" style:font-size-asian="10.5pt" style:font-size-complex="10.5pt"/>
    </style:style>
    <style:style style:name="P20" style:family="paragraph" style:parent-style-name="Text_20_body">
      <style:text-properties style:font-name="Courier New" fo:font-size="10.5pt" style:font-size-asian="10.5pt" style:font-size-complex="10.5pt"/>
    </style:style>
    <style:style style:name="P21" style:family="paragraph" style:parent-style-name="Text_20_body">
      <style:text-properties fo:font-size="10.5pt" style:font-size-asian="10.5pt" style:font-size-complex="10.5pt"/>
    </style:style>
    <style:style style:name="P22" style:family="paragraph" style:parent-style-name="Standard" style:master-page-name="Standard">
      <style:paragraph-properties fo:text-align="center" style:justify-single-word="false" style:page-number="auto"/>
      <style:text-properties style:use-window-font-color="true" fo:font-size="11pt" fo:language="en" fo:country="US" style:font-name-asian="Calibri" style:font-size-asian="11pt" style:language-asian="zxx" style:country-asian="none" style:font-name-complex="Calibri" style:font-size-complex="11pt" style:language-complex="ar" style:country-complex="SA" style:font-weight-complex="bold"/>
    </style:style>
    <style:style style:name="P23" style:family="paragraph" style:parent-style-name="Standard" style:list-style-name="L1"/>
    <style:style style:name="P24" style:family="paragraph" style:parent-style-name="Standard" style:list-style-name="L1"/>
    <style:style style:name="P25" style:family="paragraph" style:parent-style-name="Standard" style:list-style-name="L1"/>
    <style:style style:name="P26" style:family="paragraph" style:parent-style-name="Standard" style:list-style-name="L2"/>
    <style:style style:name="P27" style:family="paragraph" style:parent-style-name="Standard" style:list-style-name="L3"/>
    <style:style style:name="P28" style:family="paragraph" style:parent-style-name="Standard" style:list-style-name="L3"/>
    <style:style style:name="P29" style:family="paragraph" style:parent-style-name="Standard">
      <style:text-properties style:font-name="Courier New" fo:font-size="10.5pt" style:font-size-asian="10.5pt" style:font-size-complex="10.5pt"/>
    </style:style>
    <style:style style:name="P30" style:family="paragraph" style:parent-style-name="Standard" style:list-style-name="L5"/>
    <style:style style:name="P31" style:family="paragraph" style:parent-style-name="Standard" style:list-style-name="L5"/>
    <style:style style:name="P32" style:family="paragraph" style:parent-style-name="Standard" style:list-style-name="L5"/>
    <style:style style:name="P33" style:family="paragraph" style:parent-style-name="Standard" style:list-style-name="L6"/>
    <style:style style:name="P34" style:family="paragraph" style:parent-style-name="Standard" style:list-style-name="L6"/>
    <style:style style:name="P35" style:family="paragraph" style:parent-style-name="Standard">
      <style:text-properties fo:font-size="10.5pt" style:font-size-asian="10.5pt" style:font-size-complex="10.5pt"/>
    </style:style>
    <style:style style:name="P36" style:family="paragraph" style:parent-style-name="Standard">
      <style:text-properties fo:font-size="11pt" style:font-size-asian="11pt" style:font-size-complex="11pt"/>
    </style:style>
    <style:style style:name="P37" style:family="paragraph" style:parent-style-name="Heading_20_6">
      <style:text-properties fo:font-size="10.5pt" style:font-size-asian="10.5pt" style:font-size-complex="10.5pt"/>
    </style:style>
    <style:style style:name="P38" style:family="paragraph" style:parent-style-name="Text_20_body" style:list-style-name="L4"/>
    <style:style style:name="P39" style:family="paragraph" style:parent-style-name="Text_20_body" style:list-style-name="L4"/>
    <style:style style:name="P40" style:family="paragraph" style:parent-style-name="Text_20_body" style:list-style-name="L4"/>
    <style:style style:name="P41" style:family="paragraph" style:parent-style-name="Text_20_body" style:list-style-name="L4"/>
    <style:style style:name="T1" style:family="text">
      <style:text-properties fo:language="zxx" fo:country="none" fo:font-weight="bold" style:language-asian="zxx" style:country-asian="none" style:font-weight-asian="bold"/>
    </style:style>
    <style:style style:name="T2" style:family="text">
      <style:text-properties fo:language="zxx" fo:country="none" style:language-asian="zxx" style:country-asian="none"/>
    </style:style>
    <style:style style:name="T3" style:family="text">
      <style:text-properties fo:font-weight="bold"/>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fo:font-size="10pt" style:font-size-asian="10pt" style:font-size-complex="10pt"/>
    </style:style>
    <style:style style:name="T7" style:family="text">
      <style:text-properties style:font-name="Courier New"/>
    </style:style>
    <style:style style:name="T8" style:family="text">
      <style:text-properties style:font-name="Courier New" fo:font-size="9pt" style:font-size-asian="9pt" style:font-size-complex="9pt"/>
    </style:style>
    <style:style style:name="T9" style:family="text">
      <style:text-properties style:font-name="Courier New" fo:font-size="10.5pt"/>
    </style:style>
    <style:style style:name="T10" style:family="text">
      <style:text-properties style:font-name="Courier New" fo:font-size="10.5pt" style:font-size-asian="10.5pt" style:font-size-complex="10.5pt"/>
    </style:style>
    <style:style style:name="T11" style:family="text">
      <style:text-properties style:font-name="Courier New" fo:font-size="10.5pt" fo:font-weight="normal" style:font-size-asian="10.5pt" style:font-weight-asian="normal" style:font-size-complex="10.5pt" style:font-weight-complex="normal"/>
    </style:style>
    <style:style style:name="T12" style:family="text">
      <style:text-properties style:font-name="Courier New" fo:font-weight="normal" style:font-weight-asian="normal" style:font-weight-complex="normal"/>
    </style:style>
    <style:style style:name="T13" style:family="text">
      <style:text-properties style:font-name="Courier New" style:font-size-asian="10.5pt" style:font-size-complex="10.5pt"/>
    </style:style>
    <style:style style:name="T14" style:family="text">
      <style:text-properties fo:font-style="italic" style:font-style-asian="italic" style:font-style-complex="italic"/>
    </style:style>
    <style:style style:name="T15" style:family="text">
      <style:text-properties fo:font-style="italic" fo:font-weight="normal" style:font-style-asian="italic" style:font-weight-asian="normal" style:font-style-complex="italic" style:font-weight-complex="normal"/>
    </style:style>
    <style:style style:name="T16" style:family="text">
      <style:text-properties fo:color="#cc0000" style:font-name="Verdana1" fo:font-size="10pt" style:font-size-asian="10pt" style:font-size-complex="10pt"/>
    </style:style>
    <style:style style:name="T17" style:family="text">
      <style:text-properties style:font-size-asian="10.5pt" style:font-size-complex="10.5pt"/>
    </style:style>
    <style:style style:name="T18" style:family="text">
      <style:text-properties style:font-name="Arial"/>
    </style:style>
    <style:style style:name="T19" style:family="text">
      <style:text-properties style:font-name="Arial" fo:font-size="11pt" style:font-size-asian="11pt" style:font-size-complex="11pt"/>
    </style:style>
    <style:style style:name="T20" style:family="text">
      <style:text-properties style:font-name="Arial" fo:font-size="11pt" fo:font-style="italic" style:font-size-asian="11pt" style:font-style-asian="italic" style:font-size-complex="11pt" style:font-style-complex="italic"/>
    </style:style>
    <style:style style:name="T21" style:family="text">
      <style:text-properties fo:font-size="10.5pt"/>
    </style:style>
    <style:style style:name="T22" style:family="text">
      <style:text-properties fo:font-size="10.5pt" style:font-size-asian="10.5pt" style:font-size-complex="10.5pt"/>
    </style:style>
    <style:style style:name="T23" style:family="text">
      <style:text-properties fo:font-size="10.5pt" fo:font-weight="normal" style:font-size-asian="10.5pt" style:font-weight-asian="normal" style:font-size-complex="10.5pt" style:font-weight-complex="normal"/>
    </style:style>
    <style:style style:name="T24" style:family="text">
      <style:text-properties fo:font-weight="normal" style:font-weight-asian="normal" style:font-weight-complex="normal"/>
    </style:style>
    <style:style style:name="T25" style:family="text">
      <style:text-properties style:font-name="Verdana1"/>
    </style:style>
    <style:style style:name="T26" style:family="text">
      <style:text-properties fo:font-style="normal" style:font-style-asian="normal" style:font-style-complex="normal"/>
    </style:style>
    <style:style style:name="T27" style:family="text">
      <style:text-properties style:font-name="Courier New2"/>
    </style:style>
    <style:style style:name="T28" style:family="text">
      <style:text-properties style:font-name="Courier New2" fo:font-size="10.5pt" style:font-size-asian="10.5pt" style:font-size-complex="10.5pt"/>
    </style:style>
    <style:style style:name="T29" style:family="text">
      <style:text-properties style:font-name="Courier New2" fo:font-size="10pt" style:font-size-asian="10.5pt" style:font-size-complex="10.5pt"/>
    </style:style>
    <style:style style:name="T30" style:family="text">
      <style:text-properties style:font-name="Courier new" fo:font-size="10.5pt" style:font-size-asian="10.5pt" style:font-size-complex="10.5pt"/>
    </style:style>
    <style:style style:name="T31" style:family="text">
      <style:text-properties style:font-name="ARial" fo:font-size="11pt" style:font-size-asian="11pt" style:font-size-complex="11pt"/>
    </style:style>
    <style:style style:name="T32" style:family="text">
      <style:text-properties fo:font-size="11pt" style:font-size-asian="11pt" style:font-size-complex="11pt"/>
    </style:style>
    <style:style style:name="T33" style:family="text">
      <style:text-properties style:font-size-asian="11pt" style:font-size-complex="11pt"/>
    </style:style>
    <style:style style:name="T34" style:family="text">
      <style:text-properties style:font-name="Courier New"/>
    </style:style>
    <style:style style:name="T35" style:family="text">
      <style:text-properties style:font-name="Courier New" fo:font-size="10pt" style:font-size-asian="10pt" style:font-size-complex="10pt"/>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4">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text:list-style style:name="L5">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6">
      <text:list-level-style-bullet text:level="1" text:style-name="Bullet_20_Symbols" style:num-suffix="." text:bullet-char="●">
        <style:list-level-properties text:space-before="0.635cm" text:min-label-width="0.635cm"/>
        <style:text-properties style:font-name="StarSymbol1"/>
      </text:list-level-style-bullet>
      <text:list-level-style-bullet text:level="2" text:style-name="Bullet_20_Symbols" style:num-suffix="." text:bullet-char="○">
        <style:list-level-properties text:space-before="1.27cm" text:min-label-width="0.635cm"/>
        <style:text-properties style:font-name="StarSymbol1"/>
      </text:list-level-style-bullet>
      <text:list-level-style-bullet text:level="3" text:style-name="Bullet_20_Symbols" style:num-suffix="." text:bullet-char="■">
        <style:list-level-properties text:space-before="1.905cm" text:min-label-width="0.635cm"/>
        <style:text-properties style:font-name="StarSymbol1"/>
      </text:list-level-style-bullet>
      <text:list-level-style-bullet text:level="4" text:style-name="Bullet_20_Symbols" style:num-suffix="." text:bullet-char="●">
        <style:list-level-properties text:space-before="2.54cm" text:min-label-width="0.635cm"/>
        <style:text-properties style:font-name="StarSymbol1"/>
      </text:list-level-style-bullet>
      <text:list-level-style-bullet text:level="5" text:style-name="Bullet_20_Symbols" style:num-suffix="." text:bullet-char="○">
        <style:list-level-properties text:space-before="3.175cm" text:min-label-width="0.635cm"/>
        <style:text-properties style:font-name="StarSymbol1"/>
      </text:list-level-style-bullet>
      <text:list-level-style-bullet text:level="6" text:style-name="Bullet_20_Symbols" style:num-suffix="." text:bullet-char="■">
        <style:list-level-properties text:space-before="3.81cm" text:min-label-width="0.635cm"/>
        <style:text-properties style:font-name="StarSymbol1"/>
      </text:list-level-style-bullet>
      <text:list-level-style-bullet text:level="7" text:style-name="Bullet_20_Symbols" style:num-suffix="." text:bullet-char="●">
        <style:list-level-properties text:space-before="4.445cm" text:min-label-width="0.635cm"/>
        <style:text-properties style:font-name="StarSymbol1"/>
      </text:list-level-style-bullet>
      <text:list-level-style-bullet text:level="8" text:style-name="Bullet_20_Symbols" style:num-suffix="." text:bullet-char="○">
        <style:list-level-properties text:space-before="5.08cm" text:min-label-width="0.635cm"/>
        <style:text-properties style:font-name="StarSymbol1"/>
      </text:list-level-style-bullet>
      <text:list-level-style-bullet text:level="9" text:style-name="Bullet_20_Symbols" style:num-suffix="." text:bullet-char="■">
        <style:list-level-properties text:space-before="5.715cm" text:min-label-width="0.635cm"/>
        <style:text-properties style:font-name="StarSymbol1"/>
      </text:list-level-style-bullet>
      <text:list-level-style-bullet text:level="10" text:style-name="Bullet_20_Symbols" style:num-suffix="." text:bullet-char="●">
        <style:list-level-properties text:space-before="6.35cm" text:min-label-width="0.635cm"/>
        <style:text-properties style:font-name="StarSymbol1"/>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
      <text:p text:style-name="P2"/>
      <text:p text:style-name="P2"/>
      <text:p text:style-name="P3">ImageI/O EXT – Setup Guide</text:p>
      <text:p text:style-name="P3">V. 1.0</text:p>
      <text:p text:style-name="Standard"/>
      <text:p text:style-name="Standard"/>
      <text:p text:style-name="P2"><draw:frame draw:style-name="fr1" draw:name="immagini1" text:anchor-type="as-char" svg:width="8.546cm" svg:height="8.546cm" draw:z-index="0"><draw:image xlink:href="Pictures/10000201000001A1000001A12ED7DAAE.png" xlink:type="simple" xlink:show="embed" xlink:actuate="onLoad"/></draw:frame></text:p>
      <text:p text:style-name="P6"/>
      <text:p text:style-name="P4">Dott. Ing. Daniele Romagnoli</text:p>
      <text:p text:style-name="P4">Dott. Ing. Simone Giannecchini</text:p>
      <text:p text:style-name="P5"/>
      <text:p text:style-name="P5"/>
      <text:h text:style-name="Heading_20_1" text:outline-level="1"/>
      <text:h text:style-name="P16" text:outline-level="1">1 – Introduction</text:h>
      <text:p text:style-name="Standard">This simple guide will provide you some instructions about how to setup all the libraries and tools needed to proficiently use the ImageI/O Ext Project. </text:p>
      <text:h text:style-name="Heading_20_1" text:outline-level="1">2 – Requirements</text:h>
      <text:p text:style-name="Standard">The ImageI/O Ext project requires the same tools for both Windows and Linux OSs. However, the set of operations needed to properly configure all of them or specific versions of a tool may be different for one OS with respect to the other one. For this reason, these instructions have been split in two main chapters to differentiate the two typologies of setup procedures in order to provide all the OS specific instructions into a stand-alone section. By this way, Windows Users may read the proper chapter while Linux Users may skip it and go on to the linux dedicated chapter and viceversa although some instructions may result duplicated.</text:p>
      <text:h text:style-name="Heading_20_1" text:outline-level="1">3 – Windows instructions</text:h>
      <text:p text:style-name="Standard">In some of the following sections, we are assuming you has Visual Studio 2003 properly installed.</text:p>
      <text:h text:style-name="Heading_20_3" text:outline-level="3">3.1 – JAVA</text:h>
      <text:p text:style-name="Standard">First of all, you need your machine has JAVA 1.5.0_14 installed.<text:line-break/>You may download it from this site: <text:a xlink:type="simple" xlink:href="http://java.sun.com/javase/downloads/index_jdk5.jsp"><text:span text:style-name="Code">http://java.sun.com/javase/downloads/index_jdk5.jsp</text:span></text:a></text:p>
      <text:p text:style-name="Standard">Select the JDK 5.0 Update 14 and download the Windows Offline Installation. Download it on your hard-disk and run the installer.</text:p>
      <text:p text:style-name="Standard">Finally, be sure to properly set a <text:span text:style-name="Code">JAVA_HOME</text:span> environment variable<text:note text:id="ftn1" text:note-class="footnote"><text:note-citation>1</text:note-citation><text:note-body><text:p text:style-name="Footnote"><text:span text:style-name="T6">To set an environment variable on Windows XP, open the Control Panel -&gt; System. Then, in the “Advanced” tab, click “Environment Variables”. Lastly, click the “NEW” button from the System variables box to add a new Environment Variable. Define the name of the Environment Variable (as an instance: JAVA_HOME) and provide a value for this variable (as an instance, the path of your JDK <text:s/>-&gt; </text:span><text:span text:style-name="Code"><text:span text:style-name="T6">C:\ProgramFiles\Java\jdk.1.5.0_14</text:span></text:span><text:span text:style-name="T6">). Note that if you open a windows command line or the Visual Studio Command Prompt prior to change or set new environment variables via the Control Panel, these changes will not be updated on your command line window. Thus you need to close your command line and open a new one.</text:span></text:p></text:note-body></text:note> referring to the location of the JDK (As an instance, <text:span text:style-name="Code">C:\ProgramFiles\Java\jdk.1.5.0_14</text:span>)</text:p>
      <text:p text:style-name="Standard">On Windows Vista you will need to choose an install location other than the default (the program files folder has access restrictions on it which will prevent maven from installing additional DLL files as part of our build process). As an example <text:s/><text:span text:style-name="Code">C:\java\jdk.1.5.0_14 </text:span>will work just fine.</text:p>
      <text:p text:style-name="Standard"/>
      <text:h text:style-name="Heading_20_3" text:outline-level="3">3.2 – ANT</text:h>
      <text:p text:style-name="Standard">Apache ANT is another needed tool. You can download it from: <text:a xlink:type="simple" xlink:href="http://ant.apache.org/"><text:span text:style-name="Code">http://ant.apache.org/</text:span></text:a><text:span text:style-name="Code"> </text:span></text:p>
      <text:p text:style-name="Standard">When you downloaded it (as an instance, on <text:span text:style-name="Code">C:\ProgramFiles\Apache-ant-1.7.0</text:span>), <text:s/>be sure <text:s/>to properly set an <text:span text:style-name="Code">ANT_HOME</text:span> environment variable referring to that location.</text:p>
      <text:p text:style-name="Standard"><text:soft-page-break/>Then, edit the <text:span text:style-name="Code">PATH</text:span> environment variable by adding the Ant's <text:span text:style-name="Code">bin </text:span>directory to (As an instance, <text:s text:c="2"/><text:span text:style-name="Code">C:\ProgramFiles\Apache-ant-1.7.0\bin</text:span>).<text:line-break/></text:p>
      <text:h text:style-name="Heading_20_3" text:outline-level="3">3.3 – MAVEN 2</text:h>
      <text:p text:style-name="Standard">Maven 2 (in the following instructions it will be simply called “Maven”) is another important tool needed by the Image I/O ext project. You can download it from <text:a xlink:type="simple" xlink:href="http://maven.apache.org/download.html"><text:span text:style-name="Code">http://maven.apache.org/download.html</text:span></text:a></text:p>
      <text:p text:style-name="Standard">Download the last <text:span text:style-name="Code">maven-xxx-bin.zip</text:span> version and unzip it somewhere on your hard-disk, as an instance on <text:span text:style-name="Code">C:\ProgramFiles\Apache-maven-2.0.7</text:span>.</text:p>
      <text:p text:style-name="Standard">Then, edit the <text:span text:style-name="Code">PATH</text:span> environment variable by adding the Maven's <text:span text:style-name="Code">bin </text:span>directory to (As an instance, <text:s text:c="2"/><text:span text:style-name="Code">C:\ProgramFiles\Apache-maven-2.0.7\bin</text:span>).<text:line-break/></text:p>
      <text:h text:style-name="Heading_20_3" text:outline-level="3">3.4 – JAI</text:h>
      <text:p text:style-name="Standard">Go to <text:a xlink:type="simple" xlink:href="https://jai.dev.java.net/binary-builds.html"><text:span text:style-name="Code">https://jai.dev.java.net/binary-builds.html</text:span></text:a> and select the daily builds link. Then, download the proper windows version. After you downloaded it, extract the content of the lib folder on your <text:span text:style-name="Code">JAVA_HOME\lib</text:span> folder as well as on your <text:span text:style-name="Code">JAVA_HOME\JRE\lib</text:span>. (where <text:span text:style-name="Code">JAVA_HOME</text:span> defines your JDK, as an instance, <text:span text:style-name="Code">c:\programFiles\java\jdk1.5.0_14</text:span>).<text:line-break/></text:p>
      <text:h text:style-name="Heading_20_3" text:outline-level="3">3.5 – JAI-ImageIO Toolkit</text:h>
      <text:p text:style-name="Standard">Go to <text:a xlink:type="simple" xlink:href="https://jai-imageio.dev.java.net/binary-builds.html"><text:span text:style-name="Code">https://jai-imageio.dev.java.net/binary-builds.html</text:span></text:a> and select the daily builds link. Then, download the proper Linux version. After you downloaded it, extract the content of the lib folder on your <text:span text:style-name="Code">JAVA_HOME\lib</text:span> folder and on your <text:span text:style-name="Code">JAVA_HOME\JRE\lib</text:span>. (where <text:span text:style-name="Code">JAVA_HOME</text:span> defines your JDK, as an instance, <text:span text:style-name="Code">c:\programFiles\java\jdk1.5.0_14</text:span>).<text:line-break/></text:p>
      <text:h text:style-name="Heading_20_3" text:outline-level="3">3.6 – SWIG</text:h>
      <text:p text:style-name="Standard">Be sure you have properly downloaded SWIG, the Simplified Wrapper and Interface Generator which allows to produce JAVA bindings for C/C++ code. You can obtain it at this site:</text:p>
      <text:p text:style-name="Standard"><text:a xlink:type="simple" xlink:href="http://www.swig.org/download.html"><text:span text:style-name="Code">http://www.swig.org/download.html</text:span></text:a></text:p>
      <text:p text:style-name="Standard">You should download the last swigwin version which includes a prebuilt executable. (When this guide has been released, the last available swigwin version was 1.3.31 available at: <text:a xlink:type="simple" xlink:href="http://prdownloads.sourceforge.net/swig/swigwin-1.3.31.zip"><text:span text:style-name="Code">http://prdownloads.sourceforge.net/swig/swigwin-1.3.31.zip</text:span></text:a>)</text:p>
      <text:p text:style-name="Standard">After you downloaded it, extract the zipped file on your hard-disk (as an instance on <text:span text:style-name="Code">C:\ProgramFiles\Swig</text:span>)</text:p>
      <text:p text:style-name="Standard"/>
      <text:h text:style-name="Heading_20_3" text:outline-level="3">3.7 – GDAL</text:h>
      <text:p text:style-name="Standard">This is one of the most important sections. GDAL is the Geospatial Data Abstraction Layer which provides data access to several data formats. Image I/O Ext deeply leverages on this complex library which need to be properly configured.</text:p>
      <text:h text:style-name="Heading_20_4" text:outline-level="4"><text:soft-page-break/>3.7.1 – GDAL requirements</text:h>
      <text:p text:style-name="Standard">Depending on the format you wish to support, you need to properly download and setup several libraries prior to build GDAL. The following instructions describe how to achieve this for these formats:</text:p>
      <text:list text:style-name="L1">
        <text:list-item>
          <text:p text:style-name="P23">Kakadu (v. 5.2.6)</text:p>
        </text:list-item>
        <text:list-item>
          <text:p text:style-name="P23">MrSID (v 6.0.7)</text:p>
        </text:list-item>
        <text:list-item>
          <text:p text:style-name="P23">ECW (v 3.3)</text:p>
        </text:list-item>
      </text:list>
      <text:list text:style-name="L2">
        <text:list-item>
          <text:p text:style-name="P26">HDF4 (v. 4.2r1)</text:p>
        </text:list-item>
      </text:list>
      <text:p text:style-name="Standard">NOTE: If you have no time to follow all the instructions contained in the following sections or you encountered several problems which you cannot solve, you may leverage on the ready-to-use DLLs available with the ImageIO-EXT project using the deploy module. This module will deploy ALL the DLL in the proper location (In such a case, the available GDAL DLL is built to support <text:s/>Kakadu, MrSID, ECW and HDF4). <text:span text:style-name="T5">However</text:span> it is worth to point out that this approach is not recommended and it should be used only as last resort. Furthermore, the deploy module does not contain the Kakadu and the ECW DLLs and testing ImageIO-Ext may fail in case these DLLs are not found. Anyway, the instructions to auto deploy DLL are contained in section 3.9.1</text:p>
      <text:h text:style-name="Heading_20_6" text:outline-level="6">3<text:bookmark-start text:name="DDE_LINK11112"/>.7.1.1 – <text:bookmark-end text:name="DDE_LINK11112"/>Kakadu </text:h>
      <text:p text:style-name="Text_20_body">Supposing you have your own Kakadu licensed source code, you need to build the Kakadu DLL.</text:p>
      <text:p text:style-name="Text_20_body">The visual studio solution for kakadu building allows to build a shared Debug DLL. We need to change some settings to build a shared Release DLL. Otherwise, sometimes, memory allocations errors could occur especially when you build GDAL with support for several external formats (which need additional DLLs) since some libs may use MSVCRT71D and some others MSVCR71.</text:p>
      <text:p text:style-name="Standard">First step is opening the proper ready-to-use Visual Studio Solution<text:note text:id="ftn2" text:note-class="footnote"><text:note-citation>2</text:note-citation><text:note-body><text:p text:style-name="Footnote">As an instance, if you are using Visual Studio .Net 2003, open the <text:span text:style-name="T8">coresys_2003.sln</text:span> solution file.</text:p></text:note-body></text:note> of kakadu coresys (located in <text:span text:style-name="Code">kakadu\VERSION\coresys</text:span>) and change the solution properties (right click on the solution -&gt; Properties). Select <text:span text:style-name="T14">“Configuration Properties”</text:span> and switch the <text:span text:style-name="T14">Configuration</text:span> value from “<text:span text:style-name="T14">Debug</text:span>” to “<text:span text:style-name="T14">Release</text:span>”.</text:p>
      <text:p text:style-name="Standard"><draw:frame draw:style-name="fr2" draw:name="graphics4" text:anchor-type="paragraph" svg:width="5.906cm" svg:height="6.211cm" draw:z-index="40"><draw:image xlink:href="Pictures/10000000000001490000015A809A31C0.jpg" xlink:type="simple" xlink:show="embed" xlink:actuate="onLoad"/></draw:frame></text:p>
      <text:p text:style-name="Standard">Then, you are ready to build your solution. After you done this, open the Kakadu apps solution (located in <text:span text:style-name="Code">kakadu\VERSION\apps</text:span>). Change the Configuration properties to Release in the same <text:soft-page-break/>way you just do it for Coresys solution and build this solution. If some errors occur for a specific project, rebuild that one. Once your build has done, copy the produced <text:span text:style-name="Code">.obj </text:span>files in the <text:span text:style-name="Code">kakadu\VERSION\apps\make</text:span> folder. The required .<text:span text:style-name="Code">obj</text:span> and the location from where to get them are listed in the following table.</text:p>
      <table:table table:name="Table1" table:style-name="Table1">
        <table:table-column table:style-name="Table1.A"/>
        <table:table-column table:style-name="Table1.B"/>
        <table:table-row>
          <table:table-cell table:style-name="Table1.A1" office:value-type="string">
            <text:p text:style-name="Table_20_Contents">File</text:p>
          </table:table-cell>
          <table:table-cell table:style-name="Table1.B1" office:value-type="string">
            <text:p text:style-name="Table_20_Contents">Originating location</text:p>
          </table:table-cell>
        </table:table-row>
        <table:table-row table:style-name="Table1.2">
          <table:table-cell table:style-name="Table1.A2" office:value-type="string">
            <text:p text:style-name="P8">args.obj </text:p>
          </table:table-cell>
          <table:table-cell table:style-name="Table1.B2" office:value-type="string">
            <text:p text:style-name="P8">\v5_generated\v_compress\release</text:p>
          </table:table-cell>
        </table:table-row>
        <table:table-row>
          <table:table-cell table:style-name="Table1.A2" office:value-type="string">
            <text:p text:style-name="P8">jp2.obj </text:p>
          </table:table-cell>
          <table:table-cell table:style-name="Table1.B2" office:value-type="string">
            <text:p text:style-name="P8">\v5_generated\v_compress\release</text:p>
          </table:table-cell>
        </table:table-row>
        <table:table-row>
          <table:table-cell table:style-name="Table1.A2" office:value-type="string">
            <text:p text:style-name="P8">mj2.obj </text:p>
          </table:table-cell>
          <table:table-cell table:style-name="Table1.B2" office:value-type="string">
            <text:p text:style-name="P8">\v5_generated\v_compress\release</text:p>
          </table:table-cell>
        </table:table-row>
        <table:table-row>
          <table:table-cell table:style-name="Table1.A2" office:value-type="string">
            <text:p text:style-name="P8">image_in.obj</text:p>
          </table:table-cell>
          <table:table-cell table:style-name="Table1.B2" office:value-type="string">
            <text:p text:style-name="P8">\v5_generated\compress\release</text:p>
          </table:table-cell>
        </table:table-row>
        <table:table-row>
          <table:table-cell table:style-name="Table1.A2" office:value-type="string">
            <text:p text:style-name="P8">palette.obj </text:p>
          </table:table-cell>
          <table:table-cell table:style-name="Table1.B2" office:value-type="string">
            <text:p text:style-name="P8">\v5_generated\compress\release</text:p>
          </table:table-cell>
        </table:table-row>
        <table:table-row>
          <table:table-cell table:style-name="Table1.A2" office:value-type="string">
            <text:p text:style-name="P8">roi_sources.obj</text:p>
          </table:table-cell>
          <table:table-cell table:style-name="Table1.B2" office:value-type="string">
            <text:p text:style-name="P8">\v5_generated\compress\release</text:p>
          </table:table-cell>
        </table:table-row>
        <table:table-row>
          <table:table-cell table:style-name="Table1.A2" office:value-type="string">
            <text:p text:style-name="P8">kdu_tiff.obj</text:p>
          </table:table-cell>
          <table:table-cell table:style-name="Table1.B2" office:value-type="string">
            <text:p text:style-name="P8">\v5_generated\compress\release</text:p>
          </table:table-cell>
        </table:table-row>
        <table:table-row>
          <table:table-cell table:style-name="Table1.A2" office:value-type="string">
            <text:p text:style-name="P8">jpx.obj </text:p>
          </table:table-cell>
          <table:table-cell table:style-name="Table1.B2" office:value-type="string">
            <text:p text:style-name="P8">\v5_generated\compress\release</text:p>
          </table:table-cell>
        </table:table-row>
        <table:table-row>
          <table:table-cell table:style-name="Table1.A2" office:value-type="string">
            <text:p text:style-name="P8">kdu_stripe_decompressor.obj</text:p>
          </table:table-cell>
          <table:table-cell table:style-name="Table1.B2" office:value-type="string">
            <text:p text:style-name="P8">\v5_generated\buffer_expand\release</text:p>
          </table:table-cell>
        </table:table-row>
        <table:table-row>
          <table:table-cell table:style-name="Table1.A2" office:value-type="string">
            <text:p text:style-name="P8">image_out.obj</text:p>
          </table:table-cell>
          <table:table-cell table:style-name="Table1.B2" office:value-type="string">
            <text:p text:style-name="P8">\v5_generated\expand\release</text:p>
          </table:table-cell>
        </table:table-row>
      </table:table>
      <text:p text:style-name="Standard"/>
      <text:h text:style-name="Heading_20_6" text:outline-level="6">3<text:bookmark-start text:name="DDE_LINK111112"/>.7.1.2 – <text:bookmark-end text:name="DDE_LINK111112"/>MrSID </text:h>
      <text:p text:style-name="Standard">As a first requirement, you need the LizardTech Decoding Software Development Kit (DSDK). You can download it free of charge from this site: <text:a xlink:type="simple" xlink:href="http://developer.lizardtech.com/"><text:span text:style-name="Code">http://developer.lizardtech.com</text:span></text:a> (You need to be registered in order to download it). After logged in, select “<text:span text:style-name="T14">Download” -&gt; “Software Development Kits” -&gt; “Download SDK's”</text:span>. Select the proper version of SDK to be downloaded (select the <text:span text:style-name="Strong_20_Emphasis"><text:span text:style-name="T16">GeoExpress SDK for Windows - VC7.1</text:span></text:span>).</text:p>
      <text:p text:style-name="Standard">When your download is completed, unzip the DSDK somewhere on your hard disk, as an instance, on<text:span text:style-name="Code"> C:\ExternalLibraries\MrSid</text:span></text:p>
      <text:h text:style-name="Heading_20_6" text:outline-level="6">3<text:bookmark-start text:name="DDE_LINK1111121"/>.7.1.3 – <text:bookmark-end text:name="DDE_LINK1111121"/>ECW </text:h>
      <text:p text:style-name="Standard">Download the Image Compression SDK (source code) from ER Mapper site at this address:</text:p>
      <text:p text:style-name="Standard"><text:a xlink:type="simple" xlink:href="http://www.ermapper.com/"><text:span text:style-name="T10">http://www.ermapper.com</text:span></text:a> (You need to be registered in order to download it).</text:p>
      <text:p text:style-name="Standard">From the main site, select the menu <text:span text:style-name="T14">“products &amp; downloads” -&gt; “Image Compression SDK” </text:span>from the <text:span text:style-name="T14">Desktop</text:span> section. Download the <text:span text:style-name="T14">Image Compression SDK Source Code 3.3</text:span> file and extract this somewhere on your hard disk, as an instance on <text:span text:style-name="Code">C:\ExternalLibraries\libecwj2-3.3</text:span>. </text:p>
      <text:p text:style-name="Standard">Be sure you have <text:span text:style-name="T14">Microsoft Windows® Server 2003 R2 Platform SDK installed</text:span>. If not yet installed, download it from this location: <text:a xlink:type="simple" xlink:href="http://www.microsoft.com/downloads/details.aspx?FamilyID=484269e2-3b89-47e3-8eb7-1f2be6d7123a&amp;DisplayLang=en"><text:span text:style-name="T10">http://www.microsoft.com/downloads/details.aspx?FamilyID=484269e2-3b89-47e3-8eb7-1f2be6d7123a&amp;DisplayLang=en</text:span></text:a></text:p>
      <text:p text:style-name="Standard">Then, open the ready-to-use <text:span text:style-name="T10">libecwj2_win32_net_shared.vcproj</text:span> Visual Studio Project available in <text:span text:style-name="T10">C:\</text:span><text:span text:style-name="Code"><text:span text:style-name="T17">ExternalLibraries</text:span></text:span><text:span text:style-name="T10">\libecwj2-3.3\Source\NCSBuildQmake</text:span>.</text:p>
      <text:p text:style-name="Standard"><text:soft-page-break/>You will be asked to create a new solution. Select a location where to create the solution and, when done, change the solution properties (right click on the solution -&gt; Properties). </text:p>
      <text:p text:style-name="Standard"><draw:frame draw:style-name="fr2" draw:name="graphics3" text:anchor-type="paragraph" svg:width="9.193cm" svg:height="2.538cm" draw:z-index="39"><draw:image xlink:href="Pictures/10000000000001F0000000895067B4B9.jpg" xlink:type="simple" xlink:show="embed" xlink:actuate="onLoad"/></draw:frame></text:p>
      <text:p text:style-name="Standard">Select <text:span text:style-name="T14">“Configuration Properties”</text:span> and switch the <text:span text:style-name="T14">Configuration</text:span> value from “<text:span text:style-name="T14">Debug</text:span>” to “<text:span text:style-name="T14">Release</text:span>”.</text:p>
      <text:p text:style-name="Standard">Finally, select the libecwj2 project in your solution explorer and change its properties as follow:</text:p>
      <text:p text:style-name="Standard"><text:span text:style-name="T14">Configuration Properties -&gt; C/C++ -&gt; General -&gt; Additional Include Directories</text:span>:</text:p>
      <text:p text:style-name="Standard">add an entry referring the <text:span text:style-name="Code">include</text:span> subfolder of the Microsoft Windows® Server 2003 R2 Platform SDK (As an instance: <text:span text:style-name="T10">“C:\ProgramFiles\Microsoft Platform SDK for Windows Server 2003 R2\Include”</text:span>). Then, you are ready to build your solution.</text:p>
      <text:h text:style-name="Heading_20_6" text:outline-level="6">3<text:bookmark-start text:name="DDE_LINK11111211"/>.7.1.4 – <text:bookmark-end text:name="DDE_LINK11111211"/>HDF4 </text:h>
      <text:p text:style-name="Standard">As a first requirement, you need to download the binary distribution of HDF4 release from this site:</text:p>
      <text:p text:style-name="Standard"><text:a xlink:type="simple" xlink:href="http://hdf.ncsa.uiuc.edu/release4/obtain.html"><text:span text:style-name="T10">http://hdf.ncsa.uiuc.edu/release4/obtain.html</text:span></text:a></text:p>
      <text:p text:style-name="Standard">Scroll this page until you find the link to the binary distribution file for Windows and download it. When your download is completed, unzip the binary somewhere on your hard disk, as an instance, on <text:span text:style-name="Code">C:\ExternalLibraries\HDF4.</text:span></text:p>
      <text:p text:style-name="Standard">Then, enter in the <text:span text:style-name="T10">release</text:span> subfolder and create a <text:span text:style-name="T10">libpath</text:span> folder where you need to copy 4 <text:span text:style-name="T10">*.lib</text:span> files contained in <text:span text:style-name="T10">release\lib</text:span> and <text:span text:style-name="T10">release\dll</text:span> subfolders. They are: <text:s/><text:span text:style-name="T10">hd421.lib, hd421m.lib, hm421.lib, hm421m.lib</text:span></text:p>
      <text:p text:style-name="Standard"><text:span text:style-name="Code"><text:span text:style-name="T19">This could seem a strange workaround but it avoids errors when building GDAL against HDF4. </text:span></text:span></text:p>
      <text:p text:style-name="Standard"><text:span text:style-name="Code"><text:span text:style-name="T19">It is finally worth to point out that HDF4 leverages on some external libs: JPEG, ZLIB, SZIP. Be sure you have them. </text:span></text:span><text:a xlink:type="simple" xlink:href="http://hdf.ncsa.uiuc.edu/release4/obtain.html"><text:span text:style-name="Code"><text:span text:style-name="T10">http://hdf.ncsa.uiuc.edu/release4/obtain.html</text:span></text:span></text:a><text:span text:style-name="Code"><text:span text:style-name="T18"> </text:span></text:span><text:span text:style-name="Code"><text:span text:style-name="T19">also contains 3 links to download the required libraries: From the </text:span></text:span><text:span text:style-name="Code"><text:span text:style-name="T20">External Software</text:span></text:span><text:span text:style-name="Code"><text:span text:style-name="T19"> section -&gt; </text:span></text:span><text:span text:style-name="Code"><text:span text:style-name="T20">External Libraries used by HDF, f</text:span></text:span><text:span text:style-name="Code"><text:span text:style-name="T19">or each library, you need to select the “</text:span></text:span><text:span text:style-name="Code"><text:span text:style-name="T20">Pre-Compiled Binaries</text:span></text:span><text:span text:style-name="Code"><text:span text:style-name="T19">” link and select the Windows version.</text:span></text:span></text:p>
      <text:h text:style-name="Heading_20_6" text:outline-level="6"/>
      <text:h text:style-name="P17" text:outline-level="4">3.7.2 – GDAL Configuration</text:h>
      <text:p text:style-name="Standard">Firstly, you need to download GDAL 1.4.2 from OSGeo SVN. </text:p>
      <text:p text:style-name="Standard">You may use Tortoise SVN (available at: <text:a xlink:type="simple" xlink:href="http://tortoisesvn.net/downloads"><text:span text:style-name="T10">http://tortoisesvn.net/downloads</text:span></text:a>) to download it.</text:p>
      <text:p text:style-name="Standard">Create a <text:span text:style-name="Code">GDAL</text:span> folder on your Hard-disk and open the contextual menu on it (It's the menu which appears when you click on some element with the right's button of your mouse) and select “<text:span text:style-name="T14">SVN Checkout...”</text:span>. Finally, specify <text:a xlink:type="simple" xlink:href="https://svn.osgeo.org/gdal/tags/1.4.2/gdal"><text:span text:style-name="Code">https://svn.osgeo.org/gdal/tags/1.4.2/gdal</text:span></text:a> as “URL of repository”.</text:p>
      <text:p text:style-name="Standard"/>
      <text:p text:style-name="Standard"><text:soft-page-break/>After this, you need to apply the patch available at this location:</text:p>
      <text:p text:style-name="Standard"><text:a xlink:type="simple" xlink:href="https://imageio-ext.dev.java.net/svn/imageio-ext/trunk/patches/1.4.2GDAL.patch"><text:span text:style-name="Code">https://imageio-ext.dev.java.net/svn/imageio-ext/trunk/patches/1.4.2GDAL.patch</text:span></text:a></text:p>
      <text:p text:style-name="Standard">This patch contains several changes for:</text:p>
      <text:list text:style-name="L3">
        <text:list-item>
          <text:p text:style-name="P27">Kakadu support: Multithreading added; More Kakadu options supported. Makefile modified</text:p>
        </text:list-item>
        <text:list-item>
          <text:p text:style-name="P27">Java bindings: improved data access (read Dataset at once instead of read RasterBands at once; PixelSpace, LineSpace and BandSpace parameters now are allowed)</text:p>
        </text:list-item>
      </text:list>
      <text:p text:style-name="Standard">To apply the patch, supposing you already downloaded Tortoise SVN, you need to select the <text:span text:style-name="T10">GDAL</text:span> folder on your hard-disk, then, from the contextual menu, select <text:span text:style-name="T14">TortoiseSVN -&gt;Apply patch...</text:span> At this point, you need to specify the previously downloaded <text:span text:style-name="T10">1.4.2GDAL.patch</text:span> file and apply.</text:p>
      <text:p text:style-name="Standard">Finally, you need to modify your <text:span text:style-name="Code"><text:span text:style-name="T7">GDAL\NMAKE.opt</text:span></text:span> as explained in the following sections.</text:p>
      <text:h text:style-name="Heading_20_6" text:outline-level="6">3<text:bookmark-start text:name="DDE_LINK1111112"/>.7.2.1 – <text:bookmark-end text:name="DDE_LINK1111112"/>Kakadu configuration option </text:h>
      <text:p text:style-name="Standard">Find the KAKADU Setting properties in <text:span text:style-name="Code"><text:span text:style-name="T7">GDAL\NMAKE.opt</text:span></text:span> <text:s/>by looking for the following line:</text:p>
      <text:p text:style-name="P7"><text:span text:style-name="Code"># Uncommment if you have Kakadu 4.0 or newer</text:span></text:p>
      <text:p text:style-name="Standard">Supposing your KAKADU library has been placed in <text:span text:style-name="Code">C:\ExternalLibraries\kakadu</text:span>, edit the next line, like this: <text:span text:style-name="Code"><text:span text:style-name="T7">KAKDIR = C:\ExternalLibraries\kakadu\v5_2_6-90032L</text:span></text:span></text:p>
      <text:p text:style-name="Standard">Be sure the proper version subfolder is set. (In this case: v5_2_6-90032L).</text:p>
      <text:p text:style-name="Standard">To enable kakadu support we need to change only another property. Go ahead in the <text:span text:style-name="Code"><text:span text:style-name="T7">NMAKE.OPT</text:span></text:span> and look for the following line:</text:p>
      <text:p text:style-name="Code"># Any extra libraries needed on this platform?</text:p>
      <text:p text:style-name="Standard">Then, edit the <text:span text:style-name="Code"><text:span text:style-name="T7">ADD_LIBS</text:span></text:span> variable by adding the kakadu lib, like this:</text:p>
      <text:p text:style-name="Code"><text:span text:style-name="Code">ADD_LIBS = C:\ExternalLibraries\kakadu\lib\kdu_v52R.lib</text:span></text:p>
      <text:h text:style-name="Heading_20_6" text:outline-level="6">3<text:bookmark-start text:name="DDE_LINK11111111"/>.7.2.2 – <text:bookmark-end text:name="DDE_LINK11111111"/>MrSID configuration option </text:h>
      <text:p text:style-name="Standard">Find the MrSID Setting properties in <text:span text:style-name="Code"><text:span text:style-name="T7">GDAL\NMAKE.opt</text:span></text:span> <text:s/>by looking for the following line:</text:p>
      <text:p text:style-name="Code">#Uncomment the following for MrSID support</text:p>
      <text:p text:style-name="Standard">Supposing your MrSID library has been placed in <text:span text:style-name="Code"><text:span text:style-name="T7">C:\ExternalLibraries\MrSid</text:span></text:span>, edit the next lines, like this</text:p>
      <text:p text:style-name="Standard"><text:span text:style-name="Code">MRSID_DIR = C:\ExternalLibraries\MrSid</text:span></text:p>
      <text:p text:style-name="Standard"><text:span text:style-name="Code">MRSID_INCLUDE = -I$(MRSID_DIR)\include\base -I$(MRSID_DIR)\include\support \</text:span></text:p>
      <text:p text:style-name="Standard"><text:span text:style-name="Code"><text:tab/>-I$(MRSID_DIR)\include\metadata \</text:span></text:p>
      <text:p text:style-name="Standard"><text:span text:style-name="Code"><text:tab/>-I$(MRSID_DIR)\include\mrsid_readers \</text:span></text:p>
      <text:p text:style-name="Standard"><text:span text:style-name="Code"><text:tab/>-I$(MRSID_DIR)\include\j2k_readers</text:span></text:p>
      <text:p text:style-name="Standard"><text:span text:style-name="Code"><text:span text:style-name="T22">MRSID_LIB = $(MRSID_DIR)\lib\Release_md\lti_dsdk_dll.lib advapi32.lib user32.lib</text:span></text:span></text:p>
      <text:p text:style-name="Standard">Lastly, if you also need to enable JPEG2000 support by means of MrSID library, you need to add the following line:</text:p>
      <text:p text:style-name="Standard"><text:span text:style-name="Code"><text:span text:style-name="T22">MRSID_FLAGS = -DMRSID_J2K</text:span></text:span></text:p>
      <text:h text:style-name="Heading_20_6" text:outline-level="6"><text:soft-page-break/>3<text:bookmark-start text:name="DDE_LINK111111111"/>.7.2.3 – <text:bookmark-end text:name="DDE_LINK111111111"/>ECW configuration option </text:h>
      <text:p text:style-name="Standard">Find the ECW Setting properties in <text:span text:style-name="Code"><text:span text:style-name="T7">GDAL\NMAKE.opt</text:span></text:span> <text:s/>by looking for the following line:</text:p>
      <text:p text:style-name="Standard"><text:span text:style-name="Code"># Uncomment the following and update to enable ECW support</text:span>.</text:p>
      <text:p text:style-name="Standard">Supposing your ECW library has been placed in <text:span text:style-name="Code">C:\ExternalLibraries\libecwj2-3.3</text:span>, edit the next 2 lines, like this:</text:p>
      <text:p text:style-name="Standard"><text:span text:style-name="Code">ECWDIR <text:s/>= <text:s/>C:\ExternalLibraries\libecwj2-3.3</text:span></text:p>
      <text:p text:style-name="Standard"><text:span text:style-name="Code"><text:span text:style-name="T22">ECWLIB <text:s/>= <text:s/>$(ECWDIR)\lib\libecwj2.lib</text:span></text:span></text:p>
      <text:h text:style-name="Heading_20_6" text:outline-level="6">3<text:bookmark-start text:name="DDE_LINK1111111111"/>.7.2.4 – <text:bookmark-end text:name="DDE_LINK1111111111"/>HDF4 configuration option </text:h>
      <text:p text:style-name="Standard">Find the HDF4 Setting properties in <text:span text:style-name="Code"><text:span text:style-name="T7">GDAL\NMAKE.opt</text:span></text:span> <text:s/>by looking for the following line:</text:p>
      <text:p text:style-name="P19"># Uncomment the following and update to enable NCSA HDF Release 4 support.</text:p>
      <text:p text:style-name="P9"><text:span text:style-name="T19">Supposing your HDF4 library has been placed in </text:span><text:span text:style-name="Code"><text:span text:style-name="T10">C:\ExternalLibraries\HDF4</text:span></text:span><text:span text:style-name="T19">, edit the next 2 lines, like this:</text:span></text:p>
      <text:p text:style-name="P20">HDF4_DIR =<text:tab/>c:\ExternalLibraries\HDF4\release</text:p>
      <text:p text:style-name="P20"><text:span text:style-name="Code"><text:span text:style-name="T22">HDF4_LIB =<text:tab/>/LIBPATH:$(HDF4_DIR)\libpath</text:span></text:span></text:p>
      <text:p text:style-name="Standard"/>
      <text:h text:style-name="Heading_20_4" text:outline-level="4">3.7.3 – GDAL Building</text:h>
      <text:p text:style-name="Standard">Now, you are ready to build GDAL. Open Visual Studio Command Prompt, and enter in your <text:span text:style-name="Code">GDAL</text:span> home folder. At this point, you are ready to start the build process by running the following command:</text:p>
      <text:p text:style-name="Standard"><text:span text:style-name="Code"><text:tab/>nmake /f makefile.vc</text:span></text:p>
      <text:p text:style-name="Standard">When the build is terminated, you need to generate JAVA bindings<text:span text:style-name="T10">.</text:span></text:p>
      <text:p text:style-name="Standard"/>
      <text:h text:style-name="Heading_20_4" text:outline-level="4">3.7.4 – Generating JAVA Bindings</text:h>
      <text:h text:style-name="Heading_20_6" text:outline-level="6">3.7.4.1 - Variable settings</text:h>
      <text:p text:style-name="Text_20_body">Be sure the <text:span text:style-name="Code">SWIG</text:span> variable in your <text:span text:style-name="Code"><text:span text:style-name="T7">GDAL\NMAKE.opt</text:span></text:span> is properly set. Check this by finding the following lines:</text:p>
      <text:p text:style-name="P10"># Set the location of your SWIG installation</text:p>
      <text:p text:style-name="P10">!IFNDEF SWIG</text:p>
      <text:p text:style-name="P10">SWIG = C:\ProgramFiles\swigwin-1.3.31\swig.exe</text:p>
      <text:p text:style-name="P10">!ENDIF</text:p>
      <text:p text:style-name="Text_20_body"/>
      <text:p text:style-name="Text_20_body">Be sure <text:span text:style-name="Code">SWIG</text:span> variable refers to the proper <text:span text:style-name="Code">swig.exe</text:span> path.</text:p>
      <text:p text:style-name="Text_20_body">Then, check your <text:span text:style-name="Code">GDAL\SWIG\JAVA\java.opt</text:span> is properly configured. (Basically, you need to check the <text:span text:style-name="T10">JAVA_HOME</text:span> and <text:span text:style-name="T10">ANT_HOME</text:span> variables are properly set)</text:p>
      <text:h text:style-name="Heading_20_6" text:outline-level="6"><text:soft-page-break/>3.7.4.2 - Running SWIG</text:h>
      <text:p text:style-name="Text_20_body">Now, you are ready to generate java bindings. From the command line, enter in your <text:span text:style-name="Code">GDAL\SWIG</text:span> folder and run <text:span text:style-name="Code">nmake /f makefile.vc java </text:span></text:p>
      <text:p text:style-name="Text_20_body">This command will automatically generate wrappers and bindings.</text:p>
      <text:h text:style-name="P17" text:outline-level="4">3.7.5 – Final Settings</text:h>
      <text:p text:style-name="Text_20_body">At this point, you should have:</text:p>
      <text:list text:style-name="L4">
        <text:list-item>
          <text:p text:style-name="P38">some external DLLs (for Kakadu, ECW, MrSID<text:span text:style-name="Code">, </text:span><text:span text:style-name="Code"><text:span text:style-name="T19">HDF4</text:span></text:span>)</text:p>
        </text:list-item>
        <text:list-item>
          <text:p text:style-name="P38">a GDAL DLL (<text:span text:style-name="Code">gdal14.dll</text:span>)</text:p>
        </text:list-item>
        <text:list-item>
          <text:p text:style-name="P38">4 JNI DLL (<text:span text:style-name="Code">gdalconstjni.dll, gdaljni.dll, ogrjni.dll, osrjni.dll</text:span>)</text:p>
        </text:list-item>
        <text:list-item>
          <text:p text:style-name="P38">a jar file (<text:span text:style-name="Code">gdal.jar</text:span>) </text:p>
        </text:list-item>
      </text:list>
      <text:p text:style-name="Text_20_body">You need to place all these DLLs in the folder where your application will look for libraries. Your <text:span text:style-name="Code">JAVA_HOME/BIN</text:span> folder could be a typical location where to place them.</text:p>
      <text:p text:style-name="Text_20_body">Finally, be sure you properly set the <text:span text:style-name="T10">GDAL_DATA</text:span> environment variable. This needs to be set with your <text:span text:style-name="T7">GDAL\DATA</text:span> <text:s/>location in order to properly evaluate EPSG codes.</text:p>
      <text:p text:style-name="Text_20_body"/>
      <text:h text:style-name="Heading_20_3" text:outline-level="3">3.8 – ImageMagick &amp; Jmagick</text:h>
      <text:p text:style-name="Text_20_body">The ImageI/O-Ext project provides an additional plugin to handle JPEG format, leveraging on Jmagick. In order to build and use this plugin, you need to download and build the ImageMagick library from this site:</text:p>
      <text:p text:style-name="Text_20_body"><text:a xlink:type="simple" xlink:href="ftp://ftp.imagemagick.org/pub/ImageMagick/windows/ImageMagick-windows.zip"><text:span text:style-name="T7">ftp://ftp.imagemagick.org/pub/ImageMagick/windows/ImageMagick-windows.zip</text:span></text:a></text:p>
      <text:p text:style-name="Text_20_body">Prior to build ImageMagick you need to configure it:</text:p>
      <text:p text:style-name="Text_20_body">Run the Visual Studio IDE and from the “Open-&gt;Project” menu, select the configure workspace available at the <text:span text:style-name="T10">ImageMagick-6.X.X\VisualMagick\configure</text:span> folder and press Open. Choose “Build-&gt;Build Solution” to compile the configuration tool and, when finished, you will find a configure.exe tool on the <text:span text:style-name="T7">configure </text:span>folder. </text:p>
      <text:p text:style-name="Text_20_body">Now, you are ready to configure the build of your ImageMagick libraries:</text:p>
      <text:p text:style-name="Text_20_body">Run <text:span text:style-name="T7">configure.exe</text:span> and the wizard will be opened. Press Next and click on the multi-threaded DLL. Now press, on Next twice and finally Finish. The configuration utility just created a workspace required to build ImageMagick from source. Open the <text:span text:style-name="T10">VisualDynamicMT.sln</text:span> Visual Studio Solution from the <text:span text:style-name="T10">ImageMagick-6.X.X\VisualMagick</text:span> folder. Change the solution properties (right click on the solution -&gt; Properties). Select <text:span text:style-name="T14">“Configuration Properties”</text:span> and switch the <text:span text:style-name="T14">Configuration</text:span> value from “<text:span text:style-name="T14">Debug</text:span>” to “<text:span text:style-name="T14">Release</text:span>”.</text:p>
      <text:p text:style-name="Text_20_body">Finally, choose Build-&gt;Build Solution to compile and build the ImageMagick distribution. (Advanced Users may manually disable unrequired modules. Actually, the ImageI/O Ext plugin module leveraging on Jmagick, only provides support for JPEG files.</text:p>
      <text:p text:style-name="Text_20_body">When finished, you need to place all the DLLs from the <text:span text:style-name="T10">ImageMagick-6.X.X\VisualMagick\bin</text:span><text:span text:style-name="T7"> </text:span>folder in the folder where your application will look for libraries. Your <text:span text:style-name="Code">JAVA_HOME/BIN</text:span> folder could be a typical location where to place them.</text:p>
      <text:p text:style-name="Text_20_body">Future versions of this document will provide better instructions about how to customize ImageMagick build.<text:line-break/></text:p>
      <text:h text:style-name="Heading_20_3" text:outline-level="3"><text:soft-page-break/>3.9 – ImageI/O-EXT Project</text:h>
      <text:p text:style-name="Standard">You need to download the <text:span text:style-name="T3">imageio-ext</text:span> project from Java.net SVN. To do this, you need to create a <text:span text:style-name="T7">imageio-ext</text:span> folder and use Tortoise SVN as explained in section 3.7.1.</text:p>
      <text:p text:style-name="Standard">The URL of repository for the <text:span text:style-name="T14">SVN Checkout</text:span> command is <text:a xlink:type="simple" xlink:href="https://imageio-ext.dev.java.net/svn/imageio-ext/trunk"><text:span text:style-name="Code">https://imageio-ext.dev.java.net/svn/imageio-ext/trunk</text:span></text:a></text:p>
      <text:p text:style-name="Standard"/>
      <text:h text:style-name="P18" text:outline-level="4">3.9.1 – DLL deployment instructions (Optional) - [windows] profile</text:h>
      <text:p text:style-name="P11">In case you skipped the manual building process introduced in the previous sections, you should leverage on the DLL contained in the deploy module although this approach is not recommended (Testing some modules may fail since you need several licensed DLLs, which are not included in the deploy module). </text:p>
      <text:p text:style-name="Standard"><text:span text:style-name="T24">To deploy available DLLs, specify the </text:span><text:span text:style-name="T15">windows</text:span><text:span text:style-name="T24"> profile with the </text:span><text:span text:style-name="T12">-Pwindows</text:span> option when building the project (as explained in 3.9.3).</text:p>
      <text:h text:style-name="P18" text:outline-level="4">3.9.2 – JMagick libraries deployment instructions (Optional)- [jmagick] profile</text:h>
      <text:p text:style-name="P11">In case you want to deploy and add Jmagick library support to the ImageI/O Ext project, specify the <text:span text:style-name="T14">jmagick</text:span> profile with the <text:span text:style-name="T7">-Pjmagick </text:span>option when building the project (as explained in 3.9.3).</text:p>
      <text:h text:style-name="P18" text:outline-level="4">3.9.3 – ImageI/O-Ext Project building </text:h>
      <text:p text:style-name="Standard">To build the ImageI/O-Ext project, enter in <text:span text:style-name="Code">imageio-ext\trunk\</text:span> and run: <text:line-break/><text:span text:style-name="Code">mvn install </text:span>(add <text:span text:style-name="T7">-Pwindows</text:span> <text:s/>or <text:span text:style-name="T7">-Pjmagick </text:span>or <text:span text:style-name="T7">-Pwindows,jmagick </text:span>depending on what is your need, with reference to chapters 3.9.1 and 3.9.2). This command will build and test all required modules and plugins and store the produced JARS in the local maven repository. </text:p>
      <text:p text:style-name="Standard">In case you need to do a fast build of the ImageI/O-Ext project, without tests, just add the <text:span text:style-name="T10">-Dmaven.test.skip</text:span> option to the previous <text:span text:style-name="T10">mvn</text:span> command.</text:p>
      <text:p text:style-name="Standard">Testing and debugging the ImageI/O-Ext project may be done with Eclipse. Maven allows to build ready-to-use Eclipse projects by setting the required dependencies of each project.</text:p>
      <text:h text:style-name="Heading_20_4" text:outline-level="4">3.9.4 – ECLIPSE settings</text:h>
      <text:p text:style-name="Standard"><text:span text:style-name="T22">First of all, you may download Eclipse from this site: </text:span><text:a xlink:type="simple" xlink:href="http://www.eclipse.org/downloads/"><text:span text:style-name="Code"><text:span text:style-name="T22">http://www.eclipse.org/downloads/</text:span></text:span></text:a></text:p>
      <text:p text:style-name="P12">From the “<text:span text:style-name="T14">Eclipse IDE for Java Developers</text:span>” section, click on the windows link located in the right side.</text:p>
      <text:p text:style-name="P12">When you downloaded it and extracted on your hard disk, you may setup ImageI/O-Ext eclipse projects for future debugging and tests. Enter in your <text:span text:style-name="Code">imageio-ext\trunk\library</text:span> folder and run: </text:p>
      <text:p text:style-name="P12"><text:span text:style-name="Code">mvn eclipse:eclipse </text:span>(this will build ready-to-use projects containing the main framework).</text:p>
      <text:p text:style-name="P12">Finally, if you are interested in building eclipse projects for all the available ImageI/O-Ext plugins, you should enter in your <text:span text:style-name="Code">imageio-ext\trunk\plugin </text:span>folder and run again <text:span text:style-name="Code">mvn eclipse:eclipse</text:span> </text:p>
      <text:p text:style-name="Standard"><text:span text:style-name="T22">Alternatively, if you are interested in a single plugin, you may enter in the proper subfolder, as an instance, </text:span><text:span text:style-name="Code"><text:span text:style-name="T22">imageio-ext\trunk\plugin\gdalkakadujp2 </text:span></text:span><text:span text:style-name="T22">and run the same command.</text:span></text:p>
      <text:p text:style-name="Standard"><text:span text:style-name="T22">A</text:span>t this point, you should be ready to run eclipse and import the just produced projects from eclipse as follow. From the Eclipse <text:span text:style-name="T14">File</text:span> menu:<text:line-break/><text:soft-page-break/><text:span text:style-name="T14">File-&gt;“Import”-&gt;“General”-&gt;“Existings Projects into Workspace”-&gt;</text:span> and select the root directory where you previously downloaded the whole ImageI/O-Ext project. </text:p>
      <text:p text:style-name="Standard">When ready, the “<text:span text:style-name="T14">Projects:”</text:span> window should contain all the projects previously built with “<text:span text:style-name="Code">mvn eclipse:eclipse</text:span>”. Select the ones you are interested in and go on. <text:line-break/>These projects need several dependencies (as an instance, <text:span text:style-name="Code">gdalframework.jar</text:span>, <text:span text:style-name="Code">junit</text:span> and some others) which are contained in the maven repository. </text:p>
      <text:p text:style-name="Standard">Be sure you properly set the <text:span text:style-name="T14">M2_REPO</text:span> variable as explained here below: <text:line-break/>Open the properties of one of your just imported projects and select “<text:span text:style-name="T14">Java Build Path</text:span>” entry in the left column. Then go to the “<text:span text:style-name="T14">Libraries</text:span>” Tab and check if your <text:span text:style-name="T25">M2_REPO</text:span> variable has been defined.<text:line-break/>To define it, click on “<text:span text:style-name="T14">Add Variable”-&gt;“Configure Variables...”-&gt;“New...” </text:span><text:span text:style-name="T26">Set </text:span>“<text:span text:style-name="T25">M2_REPO</text:span>” as Name and a proper location as Path... usually, the maven repo is located on <text:span text:style-name="Code">/root/m2/repository</text:span>. <text:line-break/><text:line-break/>Select a test class from src/test/java of a plugin project and select <text:span text:style-name="T14">Run As-&gt;Java Application</text:span>.</text:p>
      <text:p text:style-name="Standard">Note that to reduce building time with maven, all tests does not display image loaded. If you want to display the images in the available tests, just specify a proper JVM argument for the test run.</text:p>
      <text:p text:style-name="Standard">Select a test class and select <text:span text:style-name="T14">Run As -&gt; Run...</text:span> . Then go in the <text:span text:style-name="T14">Arguments</text:span> TAB and add the following line in the “<text:span text:style-name="T14">VM arguments:</text:span>” box:</text:p>
      <text:p text:style-name="P9">-Dorg.geotools.test.interactive=true</text:p>
      <text:h text:style-name="Heading_20_4" text:outline-level="4">3.9.5 – Testing ImageI/O-Ext modules with Maven.</text:h>
      <text:p text:style-name="P13">In case you simply need testing some ImageI/O-Ext modules without using eclipse, as an instance in order to check if everything is working fine, you can enter in the module you are interested in and run the maven test. As an instance:</text:p>
      <text:p text:style-name="P12"><text:span text:style-name="Code">C:\Projects\imageio-ext\trunk&gt;cd plugin\gdalarcgrid</text:span></text:p>
      <text:p text:style-name="P12"><text:span text:style-name="Code"><text:span text:style-name="T22">C:\Projects\imageio-ext\trunk\plugin\gdalarcgrid&gt;mvn test</text:span></text:span></text:p>
      <text:p text:style-name="P12"><text:span text:style-name="Code"><text:span text:style-name="T19">Lastly, if you want to perform interactive tests (which usually display data read on a windows), you should use the </text:span></text:span><text:span text:style-name="Code"><text:span text:style-name="T10">interactive.tests</text:span></text:span><text:span text:style-name="Code"><text:span text:style-name="T19"> profile like this:</text:span></text:span></text:p>
      <text:p text:style-name="P12"><text:span text:style-name="Code"><text:span text:style-name="T22">C:\Projects\imageio-ext\trunk\plugin\gdalarcgrid&gt;mvn test -Pinteractive.tests</text:span></text:span></text:p>
      <text:p text:style-name="P12"><text:span text:style-name="Code"><text:span text:style-name="T19">Anyway, displaying the image is a non blocking/waiting operation so you will see the image just for a brief instant (when displayed, it will be automatically closed. Future versions may include a property to customize “waiting time” before close).</text:span></text:span></text:p>
      <text:h text:style-name="P37" text:outline-level="6"><text:span text:style-name="Code"><text:span text:style-name="T19">3.9.5.1 – Testing JPEG2000 Kakadu (GDAL) writer capabilities</text:span></text:span></text:h>
      <text:p text:style-name="Standard">The JPEG2000 Kakadu (GDAL based) plugin contains a suite for testing writing capabilities. As default, the test performs a set of of write operations with different write parameters leveraging on the available create options / Kakadu customizations. When the test is terminated, all the written files are automatically deleted. In case you would like to maintain the produced files, avoiding delete, you should use the profile <text:span text:style-name="T35">tests.holdwrittenfiles</text:span> when running test, using the following command:</text:p>
      <text:p text:style-name="P12"><text:span text:style-name="Code"><text:span text:style-name="T21">C:\Projects\imageio-ext\trunk\plugin\gdalkakadujp2&gt;mvn test -Ptests.holdwrittenfiles</text:span></text:span></text:p>
      <text:h text:style-name="P16" text:outline-level="1">4 – LINUX instructions</text:h>
      <text:p text:style-name="Standard">The following instructions have been tested on Linux Fedora Core 5 distribution.</text:p>
      <text:p text:style-name="Standard">Note: On some Linux distributions (as an instance, Ubuntu), you can install Java, Swig and Ant using the Package Manager.</text:p>
      <text:h text:style-name="Heading_20_3" text:outline-level="3">4.1 – JAVA</text:h>
      <text:p text:style-name="Standard">First of all, you need your machine has JAVA 1.5.0_14 installed. (This version was available when writing this guide). You may download it from this site: <text:a xlink:type="simple" xlink:href="http://java.sun.com/javase/downloads/index_jdk5.jsp"><text:span text:style-name="Code">http://java.sun.com/javase/downloads/index_jdk5.jsp</text:span></text:a></text:p>
      <text:p text:style-name="Standard">Select the JDK 5.0 Update 14 and download the Linux Self-extracting file (A <text:span text:style-name="T10">jdk-1_5_0_14-linux-i586.bin </text:span><text:span text:style-name="T19">file). Af</text:span>ter you have downloaded it (as an instance on <text:span text:style-name="Code"><text:span text:style-name="T7">/usr/local/java</text:span></text:span>), be sure that execute permissions are set on the downloaded file, by running this command:</text:p>
      <text:p text:style-name="Standard"><text:span text:style-name="Teletype"><text:span text:style-name="T11">chmod +x jdk-1_5_0_14-linux-i586.bin</text:span></text:span><text:span text:style-name="T11"> </text:span></text:p>
      <text:p text:style-name="Standard">Then, go in<text:span text:style-name="T7"> </text:span><text:span text:style-name="Code"><text:span text:style-name="T27">/usr/local/java</text:span></text:span> and run: <text:span text:style-name="Code"><text:span text:style-name="T7">./jdk-1_5_0_14-linux-i586.bin</text:span></text:span><text:line-break/><text:line-break/>Usually, Fedora Core 5 distribution comes with a OLD java version (as an instance, 1.4.2). Now, you could add symbolic links on your <text:span text:style-name="Code">alternatives.</text:span><text:line-break/>Just run the following commands: <text:line-break/><text:span text:style-name="Code"><text:line-break/>alternatives --install /usr/bin/java java /usr/.../jdk1.5.0_14/bin/java 2 </text:span><text:line-break/></text:p>
      <text:p text:style-name="Standard">next you can configure alternatives for java by using the following command:</text:p>
      <text:p text:style-name="Standard"><text:span text:style-name="Code">alternatives --config java</text:span></text:p>
      <text:p text:style-name="Standard"><text:span text:style-name="Code">alternatives –-display java</text:span></text:p>
      <text:p text:style-name="Standard">Some Linux distributions come with Java 6 version. When building ImageIO-Ext with Java 6, an <text:s/>error related to <text:span text:style-name="Code">customstreams</text:span> module appears. <text:span text:style-name="Code"><text:s/></text:span></text:p>
      <text:h text:style-name="Heading_20_3" text:outline-level="3">4.2 – ANT</text:h>
      <text:p text:style-name="Standard">Apache ANT is another needed tool. You can download it from: <text:a xlink:type="simple" xlink:href="http://ant.apache.org/"><text:span text:style-name="Code">http://ant.apache.org/</text:span></text:a><text:span text:style-name="Code"> </text:span></text:p>
      <text:p text:style-name="Standard">When you downloaded it (as an instance, on <text:span text:style-name="Code">/usr/local/apache-ant-1.7.0</text:span>), <text:s/>you may create a symbolic link as follow: <text:span text:style-name="Code">ln -s /usr/local/apache-ant-1.7.0/bin/ant /usr/bin/ant</text:span><text:line-break/></text:p>
      <text:h text:style-name="Heading_20_3" text:outline-level="3">4.3 – MAVEN</text:h>
      <text:p text:style-name="Standard">Maven is another important tool needed by the Image I/O ext project. You can download it from <text:a xlink:type="simple" xlink:href="http://maven.apache.org/download.html"><text:span text:style-name="Code">http://maven.apache.org/download.html</text:span></text:a>.</text:p>
      <text:p text:style-name="Standard">When you downloaded it, extract the archive to the directory where you wish to install it, as an instance on <text:span text:style-name="Code">/usr/local/maven-2.0.7</text:span> <text:line-break/><text:line-break/>At this point, on your <text:span text:style-name="Code">/etc</text:span> folder, edit the "<text:span text:style-name="Code">profile</text:span>" file by adding the following lines just before the "<text:span text:style-name="Code">export</text:span>" section (<text:span text:style-name="Code">export PATH USER</text:span> ...):<text:line-break/><text:line-break/><text:soft-page-break/><text:span text:style-name="Code">PATH=/usr/local/maven-2.0.7/bin:$PATH <text:line-break/>export JAVA_HOME=/usr/local/java/jdk1.5.0_14/<text:line-break/>export JRE_HOME=/usr/local/java/jdk1.5.0_14/jre/<text:line-break/>export MAVEN_HOME=/usr/local/maven-2.0.7/<text:line-break/>export ANT_HOME=/usr/local/apache-ant-1.7.0/</text:span></text:p>
      <text:p text:style-name="Standard"><text:span text:style-name="Code">export LD_LIBRARY_PATH=/usr/local/lib </text:span><text:line-break/></text:p>
      <text:h text:style-name="Heading_20_3" text:outline-level="3">4.4 – JAI</text:h>
      <text:p text:style-name="Standard">Go to <text:a xlink:type="simple" xlink:href="https://jai.dev.java.net/binary-builds.html"><text:span text:style-name="Code">https://jai.dev.java.net/binary-builds.html</text:span></text:a> and select the daily builds link. Then, download the proper Linux version. After you downloaded it, extract the content of the lib folder on your <text:span text:style-name="Code">JAVA_HOME/lib</text:span> folder as well as on your <text:span text:style-name="Code">JAVA_HOME/JRE/lib</text:span>. (where <text:span text:style-name="Code">JAVA_HOME</text:span> defines your JDK, as an instance, <text:span text:style-name="Code">/usr/java/jdk1.5.0_14</text:span>).<text:line-break/></text:p>
      <text:h text:style-name="Heading_20_3" text:outline-level="3">4.5 – JAI-ImageIO Toolkit</text:h>
      <text:p text:style-name="Standard">Go to <text:a xlink:type="simple" xlink:href="https://jai-imageio.dev.java.net/binary-builds.html"><text:span text:style-name="Code">https://jai-imageio.dev.java.net/binary-builds.html</text:span></text:a> and select the daily builds link. Then, download the proper Linux version. After you downloaded it, extract the content of the lib folder on your <text:span text:style-name="Code">JAVA_HOME/lib</text:span> folder and on your <text:span text:style-name="Code">JAVA_HOME/JRE/lib</text:span>. (where <text:span text:style-name="Code">JAVA_HOME</text:span> defines your JDK, as an instance, <text:span text:style-name="Code">/usr/java/jdk1.5.0_14</text:span>).<text:line-break/></text:p>
      <text:h text:style-name="Heading_20_3" text:outline-level="3">4.6 – SWIG</text:h>
      <text:p text:style-name="Standard">Be sure you have properly downloaded SWIG, the Simplified Wrapper and Interface Generator which allow to produce JAVA bindings for C/C++ code. You can obtain it by simply running:</text:p>
      <text:p text:style-name="Standard"><text:span text:style-name="T10">yum update swig</text:span> <text:line-break/></text:p>
      <text:h text:style-name="Heading_20_4" text:outline-level="4">4.6.1 – Manual SWIG installation</text:h>
      <text:p text:style-name="Standard">In case <text:span text:style-name="T10">yum</text:span> is not supported by your distribution, just download swig from: <text:a xlink:type="simple" xlink:href="http://mesh.dl.sourceforge.net/sourceforge/swig/swig-1.3.32.tar.gz">http://mesh.dl.sourceforge.net/sourceforge/swig/swig-1.3.32.tar.gz</text:a>. </text:p>
      <text:p text:style-name="Standard">Unzip this somewhere on your hard disk and then run:</text:p>
      <text:p text:style-name="P14">./configure</text:p>
      <text:p text:style-name="P14">make</text:p>
      <text:p text:style-name="P15"><text:span text:style-name="T30">sudo make install</text:span> (As you may notice, this command requires administrator privileges)</text:p>
      <text:p text:style-name="Standard"/>
      <text:h text:style-name="Heading_20_3" text:outline-level="3">4.7 – GDAL</text:h>
      <text:p text:style-name="Standard">This is one of the most important sections. GDAL is the Geospatial Data Abstraction Layer which provide data access to several data formats. Image I/O Ext deeply leverages on this complex library which need to be properly configured.</text:p>
      <text:h text:style-name="Heading_20_4" text:outline-level="4"><text:soft-page-break/>4.7.1 – GDAL requirements</text:h>
      <text:p text:style-name="Standard">Depending on the format you wish to support, you need to properly download and setup several libraries prior to build GDAL. The following instructions describe how to achieve this for these formats:</text:p>
      <text:list text:style-name="L5">
        <text:list-item>
          <text:p text:style-name="P30">Kakadu (v. 5.2.6)</text:p>
        </text:list-item>
        <text:list-item>
          <text:p text:style-name="P30">MrSID (v 6.0.7)</text:p>
        </text:list-item>
        <text:list-item>
          <text:p text:style-name="P30">ECW (v 3.3)</text:p>
        </text:list-item>
      </text:list>
      <text:p text:style-name="Standard"/>
      <text:h text:style-name="Heading_20_6" text:outline-level="6">4<text:bookmark-start text:name="DDE_LINK1111"/>.7.1.1 – <text:bookmark-end text:name="DDE_LINK1111"/>Kakadu </text:h>
      <text:p text:style-name="Text_20_body">Supposing you have your own Kakadu licensed source code, go in the main kakadu folder (as an instance on <text:span text:style-name="Code">usr/local/kakadu</text:span>). </text:p>
      <text:p text:style-name="Text_20_body">Enter in <text:span text:style-name="T10">coresys/make</text:span> and modify the <text:span text:style-name="T10">Makefile-Linux-x86-gcc</text:span> file as follow:</text:p>
      <text:p text:style-name="Text_20_body">Enable the static build by setting <text:span text:style-name="T10">KDU_GLIBS = -static -static-libgcc</text:span></text:p>
      <text:p text:style-name="Text_20_body">Then run make: <text:span text:style-name="T7">make -f Makefile-Linux-x86-gcc</text:span> </text:p>
      <text:p text:style-name="Text_20_body">This will generate libs in <text:span text:style-name="T10">kakadu/lib/Linux-x86-gcc</text:span>. </text:p>
      <text:p text:style-name="Text_20_body">From the <text:span text:style-name="Code">kakadu</text:span> folder, run: <text:span text:style-name="Code">cp lib/Linux-x86-gcc/* /usr/local/lib</text:span></text:p>
      <text:p text:style-name="Text_20_body"/>
      <text:p text:style-name="Text_20_body">After this, enter in <text:span text:style-name="T7">apps/make</text:span> and modify the <text:span text:style-name="T7">Makefile-Linux-x86-gcc</text:span> file as follow:</text:p>
      <text:p text:style-name="Text_20_body">Enable the static build by setting <text:span text:style-name="T10">KDU_GLIBS = -static -static-libgcc</text:span></text:p>
      <text:p text:style-name="Text_20_body">Set <text:span text:style-name="Code">LIB_SRC</text:span> as follow: <text:span text:style-name="T10">LIB_SRC=$(LIB_DIR)/libkdu.a</text:span></text:p>
      <text:p text:style-name="Text_20_body">Then, run make: <text:span text:style-name="T10">make -f Makefile-Linux-x86-gcc </text:span></text:p>
      <text:p text:style-name="Text_20_body">Finally, run <text:span text:style-name="T10">ldconfig.</text:span></text:p>
      <text:p text:style-name="Standard"/>
      <text:h text:style-name="Heading_20_6" text:outline-level="6">4<text:bookmark-start text:name="DDE_LINK11111"/>.7.1.2 – <text:bookmark-end text:name="DDE_LINK11111"/>MrSID </text:h>
      <text:p text:style-name="Standard">As a first requirement, you need the LizardTech Decoding Software Development Kit (DSDK). You can download it free of charge from this site: <text:a xlink:type="simple" xlink:href="http://developer.lizardtech.com/"><text:span text:style-name="Code">http://developer.lizardtech.com</text:span></text:a> (You need to be registered in order to download it). After logged in, select <text:span text:style-name="T14">“Download” -&gt; “Software Development Kits” -&gt; “Download SDK's</text:span>”. Select the proper version of SDK to be downloaded (select the <text:span text:style-name="Strong_20_Emphasis"><text:span text:style-name="T16">GeoExpress SDK for Linux (x86) - gcc 3.4</text:span></text:span>) </text:p>
      <text:h text:style-name="Heading_20_6" text:outline-level="6">4<text:bookmark-start text:name="DDE_LINK11111212"/>.7.1.3 – <text:bookmark-end text:name="DDE_LINK11111212"/>ECW </text:h>
      <text:p text:style-name="Standard">Download the Image Compression SDK (source code) from ER Mapper site at this address:</text:p>
      <text:p text:style-name="Standard"><text:a xlink:type="simple" xlink:href="http://www.ermapper.com/"><text:span text:style-name="T10">http://www.ermapper.com</text:span></text:a> (You need to be registered in order to download it).</text:p>
      <text:p text:style-name="Standard">From the main site, select the menu <text:span text:style-name="T14">“products &amp; downloads” -&gt; “Image Compression SDK” </text:span>from the <text:span text:style-name="T14">Desktop</text:span> section. Download the <text:span text:style-name="T14">Image Compression SDK Source Code 3.3</text:span> file and extract this somewhere on your hard disk, as an instance on <text:span text:style-name="Code">/home/geosolutionsuser/libs/libecwj2</text:span></text:p>
      <text:p text:style-name="P15">From the command line, just enter this folder and simply run:</text:p>
      <text:p text:style-name="P14"><text:soft-page-break/>./configure</text:p>
      <text:p text:style-name="P14">make</text:p>
      <text:p text:style-name="P15"><text:span text:style-name="T30">sudo make install</text:span> (As you may notice, this command requires administrator privileges)</text:p>
      <text:p text:style-name="P15">The last command will copy all the libs in the <text:span text:style-name="T30">usr/local/lib</text:span> folder. By this way, when configuring GDAL (as explained in the next chapter) it will automatically setup the build to support the ECW format. </text:p>
      <text:h text:style-name="P17" text:outline-level="4">4.7.2 – GDAL Configuration</text:h>
      <text:p text:style-name="Standard">Firstly, you need to download GDAL 1.4.2 from OSGeo SVN. Enter the folder where you want to download GDAL and run: <text:span text:style-name="Code"><text:span text:style-name="T28">svn co http://svn.osgeo.org/gdal/tags/1.4.2/gdal</text:span></text:span><text:span text:style-name="T10"> gdal</text:span></text:p>
      <text:p text:style-name="Standard">Then, you need to apply the patch available at this location:</text:p>
      <text:p text:style-name="Standard"><text:a xlink:type="simple" xlink:href="https://imageio-ext.dev.java.net/svn/imageio-ext/trunk/jiio-ext/patches/1.4.2GDAL.patch"><text:span text:style-name="T10">https://imageio-ext.dev.java.net/svn/imageio -ext/trunk/patches/1.4.2GDAL.patch</text:span></text:a></text:p>
      <text:p text:style-name="Standard"/>
      <text:p text:style-name="Standard">This patch contains several changes for:</text:p>
      <text:list text:style-name="L6">
        <text:list-item>
          <text:p text:style-name="P33">Kakadu support: Multithreading added; More Kakadu options supported. Makefile modified</text:p>
        </text:list-item>
        <text:list-item>
          <text:p text:style-name="P33">Java bindings: improved data access (read Dataset at once instead of read RasterBands at once; PixelSpace, LineSpace and BandSpace parameters now are allowed)</text:p>
        </text:list-item>
      </text:list>
      <text:p text:style-name="Standard"/>
      <text:p text:style-name="Standard">To apply the patch, enter in the GDAL main folder and run:</text:p>
      <text:p text:style-name="P9"><text:span text:style-name="Code">patch -p0 -f -i PATH_TO_DOWNLOADED_PATCH/1.4.2GDAL.patch </text:span></text:p>
      <text:p text:style-name="Standard">(where <text:span text:style-name="Code"><text:span text:style-name="T10">PATH_TO_DOWNLOADED_PATCH</text:span></text:span> represents the location where you downloaded the patch, as an instance,<text:span text:style-name="Code"> </text:span><text:span text:style-name="Code"><text:span text:style-name="T29">/home/me/Desktop/</text:span></text:span><text:span text:style-name="T10">)</text:span></text:p>
      <text:p text:style-name="Text_20_body">Be sure you properly set the <text:span text:style-name="T10">GDAL_DATA</text:span> environment variable. This need to be set with your <text:span text:style-name="Code"><text:span text:style-name="T7">GDAL/DATA</text:span></text:span> location in order to properly evaluate EPSG codes. As an instance, supposing you installed GDAL on <text:span text:style-name="Code">/home/geosolutionsuser/gdal/1.4.2</text:span>, you can use the following command:</text:p>
      <text:p text:style-name="Text_20_body"><text:span text:style-name="Code">export GDAL_DATA=/home/geosolutionsuser/gdal/1.4.2/data/</text:span> </text:p>
      <text:p text:style-name="Text_20_body"/>
      <text:p text:style-name="Text_20_body">Next step is configuring GDAL by means of the<text:span text:style-name="T10">./configure</text:span> command. Such a command allows to specify several options to enable formats, change build properties, customize libraries and much more. Depending on the required formats you wish to enable on GDAL, you need to add some options to this command as explained in the following sections.</text:p>
      <text:p text:style-name="Standard"/>
      <text:h text:style-name="Heading_20_6" text:outline-level="6">4<text:bookmark-start text:name="DDE_LINK111111"/>.7.2.1 – <text:bookmark-end text:name="DDE_LINK111111"/>Kakadu configuration option </text:h>
      <text:p text:style-name="Standard">Add <text:span text:style-name="T10">--with-kakadu=KAKADU_FOLDER --without-libtool</text:span> option to the <text:span text:style-name="T10">./configure </text:span>command, where <text:span text:style-name="T10">KAKADU_FOLDER </text:span>represents the path where your Kakadu library is located. Building Kakadu using libtool cause several problems. Disabling libtool with the <text:span text:style-name="Code">--without-libtool</text:span> additional option will solve the problem (<text:a xlink:type="simple" xlink:href="http://trac.osgeo.org/gdal/ticket/1460"><text:span text:style-name="Code">http://trac.osgeo.org/gdal/ticket/1460</text:span></text:a>).</text:p>
      <text:p text:style-name="Standard">Check the <text:span text:style-name="T10">GDAL/frmts/jp2kak/GNUmakefile</text:span> file is properly set. </text:p>
      <text:p text:style-name="Standard"><text:soft-page-break/>Probably, you should add <text:span text:style-name="T10">$(KAKDIR)/apps/make/kdu_stripe_decompressor.o</text:span> to the <text:span text:style-name="T10">APPOBJ</text:span> setting as well as <text:span text:style-name="T10">-I$(KAKDIR)/apps/support</text:span> <text:s/>to <text:span text:style-name="T10">KAKINC</text:span> setting.</text:p>
      <text:p text:style-name="Standard"/>
      <text:h text:style-name="Heading_20_6" text:outline-level="6">4<text:bookmark-start text:name="DDE_LINK1111111"/>.7.2.2 – <text:bookmark-end text:name="DDE_LINK1111111"/>MrSID configuration option </text:h>
      <text:p text:style-name="Standard">Add <text:span text:style-name="T10">--with-mrsid=MRSID_FOLDER </text:span>option to the <text:span text:style-name="T10">./configure </text:span>command, where <text:span text:style-name="T10">MRSID_FOLDER</text:span> represents the path where you previously downloaded GeoDSDK.</text:p>
      <text:p text:style-name="Standard"/>
      <text:p text:style-name="P12"><text:span text:style-name="T5">NOTE</text:span>: During the future build process (4.7.3) a similar error could occur:</text:p>
      <text:p text:style-name="P9"><text:span text:style-name="Code"><text:span text:style-name="T23">/......./include/base/lti_sceneBuffer.h:356: </text:span></text:span><text:span text:style-name="Code"><text:span text:style-name="T22"><text:line-break/>error: extra qualification 'LizardTech::LTISceneBuffer::' on member </text:span></text:span></text:p>
      <text:p text:style-name="Standard"><text:span text:style-name="T22">You need to fix the issue in the </text:span><text:span text:style-name="T23">header </text:span><text:span text:style-name="T10">MRSID_FOLDER/include/</text:span><text:span text:style-name="T11">base/lti_sceneBuffer.h</text:span><text:span text:style-name="T22"> by simply removing the extra qualification from the </text:span><text:span text:style-name="T10">inWindow</text:span><text:span text:style-name="T22"> declaration. Line 356 should look <text:line-break/>like this: </text:span><text:span text:style-name="T10">bool inWindow(lt_uint32 x, lt_uint32 y) const; </text:span><text:span text:style-name="T22"><text:line-break/>Then repeat build process as suggested in 4.7.3.</text:span></text:p>
      <text:p text:style-name="Standard"/>
      <text:h text:style-name="Heading_20_4" text:outline-level="4">4.7.3 – GDAL Building</text:h>
      <text:p text:style-name="Standard"><text:span text:style-name="T22">Finally</text:span>, you are ready to build GDAL. Supposing you properly configured it as explained in section 4.7.2, run the following commands:</text:p>
      <text:p text:style-name="P9">make clean</text:p>
      <text:p text:style-name="P9">make</text:p>
      <text:p text:style-name="Standard"><text:span text:style-name="T10">sudo make install </text:span><text:span text:style-name="T31">(As you may notice, this command</text:span> requires administrator privileges)</text:p>
      <text:p text:style-name="Standard">When the build is terminated, run <text:span text:style-name="T30">sudo </text:span><text:span text:style-name="T10">ldconfig</text:span>. </text:p>
      <text:p text:style-name="Standard">Next step is generating JAVA bindings.</text:p>
      <text:p text:style-name="Standard"/>
      <text:h text:style-name="Heading_20_4" text:outline-level="4">4.7.4 – Generating JAVA Bindings</text:h>
      <text:p text:style-name="P21">SWIG will generate java bindings for you. </text:p>
      <text:p text:style-name="Text_20_body"><text:span text:style-name="T22">As a first step, check your </text:span><text:span text:style-name="Code"><text:span text:style-name="T17">GDAL/SWIG/JAVA/java.opt</text:span></text:span><text:span text:style-name="T22"> is properly configured. </text:span></text:p>
      <text:p text:style-name="Text_20_body"><text:span text:style-name="T22">Basically, you need to check the </text:span><text:span text:style-name="T10">JAVA_HOME, JAVA_INCLUDE </text:span><text:span text:style-name="T22">and </text:span><text:span text:style-name="T10">ANT_HOME</text:span><text:span text:style-name="T22"> variables are properly set. Be sure the following line exists: </text:span><text:span text:style-name="T10">JAVA_INCLUDE=-I$(JAVA_HOME)/include -I$(JAVA_HOME)/include/linux</text:span><text:span text:style-name="T22"> )</text:span></text:p>
      <text:p text:style-name="Text_20_body"><text:span text:style-name="T32">A second step is required in order </text:span>to customize the compiler options (This is needed to change default optimizations settings, which may cause JVM crashes). <text:s/>Just define a <text:span text:style-name="T30">CXXFLAGS</text:span> as shown below:</text:p>
      <text:p text:style-name="Text_20_body"><text:span text:style-name="T22"><text:s/></text:span><text:span text:style-name="Code"><text:span text:style-name="T17">export CXXFLAGS=-O1 </text:span></text:span><text:span text:style-name="Code"><text:span text:style-name="T31">(Note that the minus sign (“-”) is followed by the “O” letter instead of the “zero” digit)</text:span></text:span><text:span text:style-name="Code"><text:span text:style-name="T17"> </text:span></text:span></text:p>
      <text:p text:style-name="Text_20_body"><text:span text:style-name="T22">Then, e</text:span>nter in your main <text:span text:style-name="Code">GDAL</text:span> folder and run:</text:p>
      <text:p text:style-name="Text_20_body"><text:span text:style-name="Code">cd swig</text:span></text:p>
      <text:p text:style-name="Text_20_body"><text:soft-page-break/><text:span text:style-name="Code">cd java</text:span></text:p>
      <text:p text:style-name="Text_20_body"><text:span text:style-name="Code">make clean</text:span></text:p>
      <text:p text:style-name="Text_20_body"><text:span text:style-name="Code">make generate</text:span></text:p>
      <text:p text:style-name="Text_20_body"><text:span text:style-name="Code">make build</text:span></text:p>
      <text:p text:style-name="Text_20_body"/>
      <text:p text:style-name="Text_20_body">This command will automatically generate wrappers and bindings. Then, copy the generated libs in <text:span text:style-name="T10">/usr/local/lib</text:span> using the command:</text:p>
      <text:p text:style-name="Text_20_body"><text:span text:style-name="T30">sudo cp *.so /usr/local/lib</text:span> <text:span text:style-name="T31">(As you may notice, this command requires </text:span>administrator privileges)</text:p>
      <text:p text:style-name="Text_20_body">Finally, run <text:span text:style-name="T30">sudo </text:span><text:span text:style-name="T10">ldconfig</text:span>.<text:line-break/></text:p>
      <text:h text:style-name="Heading_20_3" text:outline-level="3">4.8 – ImageI/O-EXT Project</text:h>
      <text:p text:style-name="Standard">You need to download the <text:span text:style-name="T3">imageio-ext</text:span> project from Java.net SVN. Enter the folder where you want to download ImageI/O-EXT and run: </text:p>
      <text:p text:style-name="Standard"><text:span text:style-name="Code"><text:span text:style-name="T13">svn co </text:span></text:span><text:span text:style-name="Code">https://imageio-ext.dev.java.net/svn/imageio-ext/trunk imageio-ext --username MYUSERNAME</text:span></text:p>
      <text:p text:style-name="Standard">(Note: MYUSERNAME need to be replaced with your own username)<text:line-break/></text:p>
      <text:p text:style-name="Standard">Then, enter in <text:span text:style-name="Code">imageio-ext/trunk/</text:span> and run: <text:span text:style-name="Code">mvn install -Plinux -Dmaven.test.skip</text:span><text:line-break/>This command will build all required modules and plugins and store the produced JARS in the maven repository.<text:line-break/></text:p>
      <text:p text:style-name="Standard">Testing and debugging the ImageI/O-Ext project may be done with Eclipse. Maven allows to build ready-to-use Eclipse projects by setting the required dependencies of each project.</text:p>
      <text:p text:style-name="Standard"/>
      <text:h text:style-name="Heading_20_4" text:outline-level="4">4.8.1 – ECLIPSE settings</text:h>
      <text:p text:style-name="Standard"><text:span text:style-name="T22">First of all, you may download Eclipse from this site: </text:span><text:a xlink:type="simple" xlink:href="http://www.eclipse.org/downloads/"><text:span text:style-name="Code"><text:span text:style-name="T22">http://www.eclipse.org/downloads/</text:span></text:span></text:a></text:p>
      <text:p text:style-name="P12">From the “<text:span text:style-name="T14">Eclipse IDE for Java Developers</text:span>” section, click on the Linux link located in the right side.</text:p>
      <text:p text:style-name="P12">When you downloaded it and extracted on your hard disk, you may setup ImageI/O-Ext eclipse projects for future debugging and tests.</text:p>
      <text:p text:style-name="P12">Enter in your <text:span text:style-name="Code">imageio-ext/trunk/library</text:span> folder and run: <text:span text:style-name="Code">mvn eclipse:eclipse</text:span><text:line-break/>(this will build ready-to-use projects containing the main framework).</text:p>
      <text:p text:style-name="P12"><text:line-break/>Finally, if you are interested in building eclipse projects for all the available ImageI/O-Ext plugins, you should enter in your <text:span text:style-name="Code">imageio-ext/trunk/plugin </text:span>folder and run again <text:span text:style-name="Code">mvn eclipse:eclipse</text:span> </text:p>
      <text:p text:style-name="Standard"><text:span text:style-name="T22">Alternatively, if you are interested in a single plugin, you may enter in the proper subfolder, as an instance, </text:span><text:span text:style-name="Code"><text:span text:style-name="T22">imageio-ext/trunk/plugin/gdalkakadujp2 </text:span></text:span><text:span text:style-name="T22">and run the same command.</text:span></text:p>
      <text:p text:style-name="P12"/>
      <text:p text:style-name="Standard"><text:soft-page-break/><text:span text:style-name="T22">A</text:span>t this point, you should be ready to run eclipse and import the just produced projects from eclipse as follow. From the main <text:span text:style-name="T14">File</text:span> menu:<text:line-break/><text:span text:style-name="T14">File-&gt;“Import”-&gt;“General”-&gt;“Existings Projects into Workspace”-&gt;</text:span> and select the root directory where you previously downloaded the whole ImageI/O-Ext project. </text:p>
      <text:p text:style-name="Standard">When ready, the “<text:span text:style-name="T14">Projects:”</text:span> window should contain all the projects previously built with “<text:span text:style-name="Code">mvn eclipse:eclipse</text:span>”. Select the ones you are interested in and go on. <text:line-break/>These projects need several dependencies (as an instance, <text:span text:style-name="Code">gdalframework.jar</text:span>, <text:span text:style-name="Code">junit</text:span> and some others) which are contained in the maven repository. </text:p>
      <text:p text:style-name="Standard">Be sure you properly set the <text:span text:style-name="T14">M2_REPO</text:span> variable as explained here below: <text:line-break/>Open the properties of one of your just imported projects and select “<text:span text:style-name="T14">Java Build Path</text:span>” entry in the left column. Then go to the “<text:span text:style-name="T14">Libraries</text:span>” Tab and check if your <text:span text:style-name="T25">M2_REPO</text:span> variable has been defined.<text:line-break/>To define it, click on “<text:span text:style-name="T14">Add Variable”-&gt;“Configure Variables...”-&gt;“New...” </text:span><text:span text:style-name="T26">Set </text:span>“<text:span text:style-name="T25">M2_REPO</text:span>” as Name and a proper location as Path... usually, the maven repo is located on <text:span text:style-name="Code">/home/geosolutionsuser/.m2/repository</text:span>. <text:line-break/><text:line-break/>You should be almost ready to run/debug some test classes. </text:p>
      <text:p text:style-name="Standard">Select a test class from src/test/java of a plugin project and select <text:span text:style-name="T14">Run As-&gt;Open Run Dialog</text:span>.<text:line-break/>Then select the “<text:span text:style-name="T14">Environment</text:span>” tab and check whether the LD_LIBRARY_PATH has been properly specified. If such a variable is not yet set, just add it using the “Select...” button. Be sure it also contains <text:s/>the <text:span text:style-name="Code">/usr/local/lib/ </text:span>path. If missing, simply add it using the “Edit...” button, and append the <text:span text:style-name="Code">:/usr/local/lib/ </text:span>string to the value of such a variable.</text:p>
      <text:p text:style-name="Standard"><text:line-break/>Now, you should be ready to tests ImageI/O-Ext plugins.<text:line-break/>Note that to reduce building time with maven, all tests does not display image loaded. If you want to display the images in the available tests, just specify a proper JVM argument for the test run.</text:p>
      <text:p text:style-name="Standard">Select a test class and select <text:span text:style-name="T14">Run As -&gt; Run...</text:span> . Then go in the <text:span text:style-name="T14">Arguments</text:span> TAB and add the following line in the “<text:span text:style-name="T14">VM arguments:</text:span>” box:</text:p>
      <text:p text:style-name="P9">-Dorg.geotools.test.interactive=true</text:p>
      <text:h text:style-name="Heading_20_4" text:outline-level="4">4.8.2 – Testing ImageI/O-Ext modules with Maven.</text:h>
      <text:p text:style-name="P13">In case you simply need testing some ImageI/O-Ext modules without using eclipse, as an instance in order to check if everything is working fine, you can enter in the module you are interested in and run the maven test. As an instance:</text:p>
      <text:p text:style-name="P12"><text:span text:style-name="Code"><text:span text:style-name="T21">imageio-ext/trunk/plugin</text:span></text:span><text:span text:style-name="Code">&gt;cd plugin/gdalarcgrid</text:span></text:p>
      <text:p text:style-name="P12"><text:span text:style-name="Code"><text:span text:style-name="T21">imageio-ext/trunk/plugin</text:span></text:span><text:span text:style-name="Code">/gdalarcgrid&gt;mvn test</text:span></text:p>
      <text:p text:style-name="P12"><text:span text:style-name="Code"><text:span text:style-name="T19">Lastly, if you want to perform interactive tests (which usually display data read on a windows), you should use the </text:span></text:span><text:span text:style-name="Code"><text:span text:style-name="T9">interactive.tests</text:span></text:span><text:span text:style-name="Code"><text:span text:style-name="T19"> profile like this:</text:span></text:span></text:p>
      <text:p text:style-name="P12"><text:span text:style-name="Code"><text:span text:style-name="T21">imageio-ext/trunk/plugin</text:span></text:span><text:span text:style-name="Code">/gdalarcgrid</text:span><text:span text:style-name="Code">&gt;mvn test -Pinteractive.tests</text:span></text:p>
      <text:p text:style-name="P12"><text:span text:style-name="Code"><text:span text:style-name="T19">Anyway, displaying the image is a non blocking/waiting operation so you will see the image just for a brief instant (when displayed, it will be automatically closed. Future versions may include a property to customize “waiting time” before close).</text:span></text:span></text:p>
      <text:h text:style-name="Heading_20_6" text:outline-level="6"><text:soft-page-break/>4.8.2.1 – Testing JPEG2000 Kakadu (GDAL) writer capabilities</text:h>
      <text:p text:style-name="Standard">The JPEG2000 Kakadu (GDAL based) plugin contains a suite for testing writing capabilities. As default, the test performs a set of of write operations with different write parameters leveraging on the available create options / Kakadu customizations. When the test is terminated, all the written files are automatically deleted. In case you would like to maintain the produced files, avoiding delete, you should use the profile <text:span text:style-name="T35">tests.holdwrittenfiles</text:span> when running test, using the following command:</text:p>
      <text:p text:style-name="P9"><text:span text:style-name="Code"><text:span text:style-name="T21">imageio-ext/trunk/plugin</text:span></text:span><text:span text:style-name="Code">/gdalkakadujp2&gt;mvn test -Ptests.holdwrittenfil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1" svg:font-family="StarSymbol"/>
    <style:font-face style:name="StarSymbol" svg:font-family="StarSymbol, 'Arial Unicode MS'"/>
    <style:font-face style:name="Tahoma2" svg:font-family="Tahoma"/>
    <style:font-face style:name="Courier New1" svg:font-family="'Courier New'" style:font-family-generic="modern"/>
    <style:font-face style:name="ARial" svg:font-family="ARial" style:font-family-generic="swiss"/>
    <style:font-face style:name="Courier New" svg:font-family="'Courier New'" style:font-family-generic="modern" style:font-pitch="fixed"/>
    <style:font-face style:name="Courier New2" svg:font-family="'Courier New'" style:font-adornments="Normale" style:font-family-generic="modern" style:font-pitch="fixed"/>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2" svg:font-family="Arial" style:font-adornments="Grassetto Corsivo" style:font-family-generic="swiss" style:font-pitch="variable"/>
    <style:font-face style:name="Arial1" svg:font-family="Arial" style:font-adornments="Normale" style:font-family-generic="swiss" style:font-pitch="variable"/>
    <style:font-face style:name="Calibri" svg:font-family="Calibri" style:font-family-generic="swiss" style:font-pitch="variable"/>
    <style:font-face style:name="Lucida Sans Unicode" svg:font-family="'Lucida Sans Unicode'" style:font-family-generic="swiss" style:font-pitch="variable"/>
    <style:font-face style:name="Tahoma" svg:font-family="Tahoma" style:font-family-generic="swiss" style:font-pitch="variable"/>
    <style:font-face style:name="Verdana1" svg:font-family="Verdana" style:font-family-generic="swiss" style:font-pitch="variable"/>
    <style:font-face style:name="Verdana" svg:font-family="Verdana" style:font-adornments="Grassetto" style:font-family-generic="swiss" style:font-pitch="variable"/>
    <style:font-face style:name="Arial Unicode MS" svg:font-family="'Arial Unicode MS'" style:font-family-generic="system" style:font-pitch="variable"/>
    <style:font-face style:name="Tahoma1"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Times New Roman" fo:font-size="12pt" fo:language="it" fo:country="IT" style:font-name-asian="Arial Unicode MS"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199cm" fo:line-height="110%" fo:text-align="start" style:justify-single-word="false" fo:orphans="2" fo:widows="2" fo:hyphenation-ladder-count="no-limit" style:writing-mode="lr-tb"/>
      <style:text-properties style:use-window-font-color="true" style:font-name="Arial1" fo:font-size="11pt" fo:language="en" fo:country="US" style:font-name-asian="Calibri" style:font-size-asian="11pt" style:language-asian="zxx" style:country-asian="none" style:font-name-complex="Calibri" style:font-size-complex="11pt" style:language-complex="ar" style:country-complex="SA" fo:hyphenate="false" fo:hyphenation-remain-char-count="2" fo:hyphenation-push-char-count="2"/>
    </style:style>
    <style:style style:name="Text_20_body" style:display-name="Text body" style:family="paragraph" style:parent-style-name="Standard" style:class="text">
      <style:paragraph-properties fo:margin-top="0cm" fo:margin-bottom="0.199cm" fo:line-height="100%"/>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class="text" style:default-outline-level="1">
      <style:paragraph-properties fo:margin-left="0cm" fo:margin-right="0cm" fo:margin-top="0.847cm" fo:margin-bottom="0cm" fo:keep-together="always" fo:text-indent="0cm" style:auto-text-indent="false" fo:keep-with-next="always"/>
      <style:text-properties style:font-name="Verdana" fo:font-size="16pt" fo:font-weight="bold" style:font-name-asian="Times New Roman" style:font-size-asian="14pt" style:font-weight-asian="bold" style:font-name-complex="Times New Roman" style:font-size-complex="14pt" style:font-weight-complex="bold"/>
    </style:style>
    <style:style style:name="Heading_20_2" style:display-name="Heading 2" style:family="paragraph" style:parent-style-name="Standard" style:next-style-name="Standard" style:class="text" style:default-outline-level="2">
      <style:paragraph-properties fo:margin-left="0cm" fo:margin-right="0cm" fo:margin-top="0.353cm" fo:margin-bottom="0cm" fo:keep-together="always" fo:text-indent="0cm" style:auto-text-indent="false" fo:keep-with-next="always"/>
      <style:text-properties style:font-name="Cambria" fo:font-size="13pt" fo:font-weight="bold" style:font-name-asian="Times New Roman" style:font-size-asian="13pt" style:font-weight-asian="bold" style:font-name-complex="Times New Roman" style:font-size-complex="13pt" style:font-weight-complex="bold"/>
    </style:style>
    <style:style style:name="Heading_20_3" style:display-name="Heading 3" style:family="paragraph" style:parent-style-name="Standard" style:next-style-name="Standard" style:class="text" style:default-outline-level="3">
      <style:paragraph-properties fo:margin-left="0cm" fo:margin-right="0cm" fo:margin-top="0.353cm" fo:margin-bottom="0cm" fo:keep-together="always" fo:text-indent="0cm" style:auto-text-indent="false" fo:keep-with-next="always"/>
      <style:text-properties style:font-name="Verdana" fo:font-size="12pt" fo:font-weight="bold" style:font-name-asian="Times New Roman" style:font-weight-asian="bold" style:font-name-complex="Times New Roman" style:font-weight-complex="bold"/>
    </style:style>
    <style:style style:name="Heading_20_4" style:display-name="Heading 4" style:family="paragraph" style:parent-style-name="Heading" style:next-style-name="Text_20_body" style:class="text" style:default-outline-level="4">
      <style:text-properties style:font-name="Arial2"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style="italic"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
    </style:style>
    <style:style style:name="Header" style:family="paragraph" style:parent-style-name="Standard" style:class="extra">
      <style:paragraph-properties fo:margin-top="0cm" fo:margin-bottom="0cm" fo:line-height="100%">
        <style:tab-stops>
          <style:tab-stop style:position="8.5cm" style:type="center"/>
          <style:tab-stop style:position="17cm" style:type="right"/>
        </style:tab-stops>
      </style:paragraph-properties>
    </style:style>
    <style:style style:name="Footer" style:family="paragraph" style:parent-style-name="Standard" style:class="extra">
      <style:paragraph-properties fo:margin-top="0cm" fo:margin-bottom="0cm" fo:line-height="100%">
        <style:tab-stops>
          <style:tab-stop style:position="8.5cm" style:type="center"/>
          <style:tab-stop style:position="17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llustration" style:family="paragraph" style:parent-style-name="Caption1" style:class="extra"/>
    <style:style style:name="Table"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Tahoma"/>
    </style:style>
    <style:style style:name="Contents_20_1" style:display-name="Contents 1" style:family="paragraph" style:parent-style-name="Standard" style:next-style-name="Standard" style:class="index"/>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Caption1" style:family="paragraph" style:parent-style-name="Standard">
      <style:paragraph-properties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WW-Caption" style:family="paragraph" style:parent-style-name="Standard">
      <style:paragraph-properties fo:margin-top="0.212cm" fo:margin-bottom="0.212cm" text:number-lines="false" text:line-number="0"/>
      <style:text-properties fo:font-size="10pt" fo:font-style="italic" style:font-size-asian="10pt" style:font-style-asian="italic" style:font-name-complex="Tahoma" style:font-size-complex="10pt" style:font-style-complex="italic"/>
    </style:style>
    <style:style style:name="WW-Index" style:family="paragraph" style:parent-style-name="Standard">
      <style:paragraph-properties text:number-lines="false" text:line-number="0"/>
      <style:text-properties style:font-name-complex="Tahoma"/>
    </style:style>
    <style:style style:name="WW-Heading" style:family="paragraph" style:parent-style-name="Standard" style:next-style-name="Text_20_body">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WW-Paragrafo_20_elenco" style:display-name="WW-Paragrafo elenco" style:family="paragraph" style:parent-style-name="Standard">
      <style:paragraph-properties fo:margin-left="1.27cm" fo:margin-right="0cm" fo:text-indent="0cm" style:auto-text-indent="false"/>
    </style:style>
    <style:style style:name="WW-Testo_20_fumetto" style:display-name="WW-Testo fumetto" style:family="paragraph" style:parent-style-name="Standard">
      <style:paragraph-properties fo:margin-top="0cm" fo:margin-bottom="0cm" fo:line-height="100%"/>
      <style:text-properties style:font-name="Tahoma" fo:font-size="8pt" style:font-size-asian="8pt" style:font-name-complex="Tahoma" style:font-size-complex="8pt"/>
    </style:style>
    <style:style style:name="WW-Table_20_Contents" style:display-name="WW-Table Contents" style:family="paragraph" style:parent-style-name="Text_20_body">
      <style:paragraph-properties text:number-lines="false" text:line-number="0"/>
    </style:style>
    <style:style style:name="WW-Table_20_Heading" style:display-name="WW-Table Heading" style:family="paragraph" style:parent-style-name="WW-Table_20_Contents">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WW-Illustration" style:family="paragraph" style:parent-style-name="WW-Caption"/>
    <style:style style:name="Titolo_20_sommario" style:display-name="Titolo sommario" style:family="paragraph" style:parent-style-name="Heading_20_1" style:next-style-name="Standard" style:list-style-name="">
      <style:paragraph-properties fo:margin-left="0cm" fo:margin-right="0cm" fo:hyphenation-ladder-count="no-limit" fo:text-indent="0cm" style:auto-text-indent="false"/>
      <style:text-properties fo:color="#365f91" style:font-name="Cambria" style:font-name-asian="Times New Roman" style:font-name-complex="Times New Roman" fo:hyphenate="true" fo:hyphenation-remain-char-count="2" fo:hyphenation-push-char-count="2"/>
    </style:style>
    <style:style style:name="Figure" style:family="paragraph" style:parent-style-name="Caption"/>
    <style:style style:name="Code" style:family="paragraph" style:parent-style-name="Standard">
      <style:text-properties style:font-name="Courier New" fo:font-size="10.5pt"/>
    </style:style>
    <style:style style:name="Footnote_20_Symbol" style:display-name="Footnote Symbol" style:family="text" style:parent-style-name="Car._20_predefinito_20_paragrafo">
      <style:text-properties style:text-position="super 58%"/>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Teletype" style:family="text">
      <style:text-properties style:font-name="Courier New1" style:font-name-asian="Courier New1" style:font-name-complex="Courier New1"/>
    </style:style>
    <style:style style:name="WW8Num2z0" style:family="text">
      <style:text-properties style:font-name="Calibri" style:font-name-complex="Times New Roman"/>
    </style:style>
    <style:style style:name="WW8Num2z1" style:family="text">
      <style:text-properties style:font-name="Courier New1" style:font-name-complex="Courier New1"/>
    </style:style>
    <style:style style:name="WW8Num2z2" style:family="text">
      <style:text-properties style:font-name="Wingdings"/>
    </style:style>
    <style:style style:name="WW8Num3z0" style:family="text">
      <style:text-properties style:font-name="Calibri" style:font-name-asian="Calibri" style:font-name-complex="Times New Roman"/>
    </style:style>
    <style:style style:name="WW8Num3z1" style:family="text">
      <style:text-properties style:font-name="Courier New1" style:font-name-complex="Courier New1"/>
    </style:style>
    <style:style style:name="WW8Num3z2" style:family="text">
      <style:text-properties style:font-name="Wingdings"/>
    </style:style>
    <style:style style:name="Absatz-Standardschriftart" style:family="text"/>
    <style:style style:name="WW-Absatz-Standardschriftart" style:family="text"/>
    <style:style style:name="WW-Absatz-Standardschriftart1" style:family="text"/>
    <style:style style:name="WW-Absatz-Standardschriftart11" style:family="text"/>
    <style:style style:name="WW8Num2z3" style:family="text">
      <style:text-properties style:font-name="Symbol"/>
    </style:style>
    <style:style style:name="WW8Num4z0" style:family="text">
      <style:text-properties fo:font-weight="bold" style:font-weight-asian="bold"/>
    </style:style>
    <style:style style:name="WW8Num5z0" style:family="text">
      <style:text-properties style:font-name="Symbol"/>
    </style:style>
    <style:style style:name="WW8Num5z1" style:family="text">
      <style:text-properties style:font-name="Courier New1" style:font-name-complex="Courier New1"/>
    </style:style>
    <style:style style:name="WW8Num5z2" style:family="text">
      <style:text-properties style:font-name="Wingdings"/>
    </style:style>
    <style:style style:name="Car._20_predefinito_20_paragrafo" style:display-name="Car. predefinito paragrafo" style:family="text"/>
    <style:style style:name="WW-Absatz-Standardschriftart111" style:family="text"/>
    <style:style style:name="WW-WW8Num2z0" style:family="text">
      <style:text-properties style:font-name="Calibri" style:font-name-asian="Calibri" style:font-name-complex="Times New Roman"/>
    </style:style>
    <style:style style:name="WW-WW8Num2z1" style:family="text">
      <style:text-properties style:font-name="Courier New1" style:font-name-complex="Courier New1"/>
    </style:style>
    <style:style style:name="WW-WW8Num2z2" style:family="text">
      <style:text-properties style:font-name="Wingdings"/>
    </style:style>
    <style:style style:name="WW-WW8Num2z3" style:family="text">
      <style:text-properties style:font-name="Symbol"/>
    </style:style>
    <style:style style:name="WW8Num3z3" style:family="text">
      <style:text-properties style:font-name="Symbol"/>
    </style:style>
    <style:style style:name="WW-Car._20_predefinito_20_paragrafo" style:display-name="WW-Car. predefinito paragrafo" style:family="text"/>
    <style:style style:name="Titolo_20_1_20_Carattere" style:display-name="Titolo 1 Carattere" style:family="text" style:parent-style-name="WW-Car._20_predefinito_20_paragrafo">
      <style:text-properties style:font-name="Cambria" fo:font-size="14pt" fo:font-weight="bold" style:font-name-asian="Times New Roman" style:font-size-asian="14pt" style:font-weight-asian="bold" style:font-name-complex="Times New Roman" style:font-size-complex="14pt" style:font-weight-complex="bold"/>
    </style:style>
    <style:style style:name="Titolo_20_2_20_Carattere" style:display-name="Titolo 2 Carattere" style:family="text" style:parent-style-name="WW-Car._20_predefinito_20_paragrafo">
      <style:text-properties style:font-name="Cambria" fo:font-size="13pt" fo:font-weight="bold" style:font-name-asian="Times New Roman" style:font-size-asian="13pt" style:font-weight-asian="bold" style:font-name-complex="Times New Roman" style:font-size-complex="13pt" style:font-weight-complex="bold"/>
    </style:style>
    <style:style style:name="Titolo_20_3_20_Carattere" style:display-name="Titolo 3 Carattere" style:family="text" style:parent-style-name="WW-Car._20_predefinito_20_paragrafo">
      <style:text-properties style:font-name="Cambria" fo:font-weight="bold" style:font-name-asian="Times New Roman" style:font-weight-asian="bold" style:font-name-complex="Times New Roman" style:font-weight-complex="bold"/>
    </style:style>
    <style:style style:name="Intestazione_20_Carattere" style:display-name="Intestazione Carattere" style:family="text" style:parent-style-name="WW-Car._20_predefinito_20_paragrafo"/>
    <style:style style:name="Piè_20_di_20_pagina_20_Carattere" style:display-name="Piè di pagina Carattere" style:family="text" style:parent-style-name="WW-Car._20_predefinito_20_paragrafo"/>
    <style:style style:name="Testo_20_fumetto_20_Carattere" style:display-name="Testo fumetto Carattere" style:family="text" style:parent-style-name="WW-Car._20_predefinito_20_paragrafo">
      <style:text-properties style:font-name="Tahoma" fo:font-size="8pt" style:font-size-asian="8pt" style:font-name-complex="Tahoma" style:font-size-complex="8pt"/>
    </style:style>
    <style:style style:name="Code" style:family="text">
      <style:text-properties style:font-name="Courier New2" fo:font-size="10pt"/>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style:list-level-properties text:min-label-distance="0.381cm"/>
      </text:outline-level-style>
    </text:outline-style>
    <text:list-style style:name="WW8Num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suffix="." style:num-format="1">
        <style:list-level-properties text:space-before="6.35cm" text:min-label-width="0.635cm"/>
      </text:list-level-style-number>
    </text:list-style>
    <text:list-style style:name="WW8Num2">
      <text:list-level-style-bullet text:level="1" text:style-name="WW8Num2z0" style:num-suffix="." text:bullet-char="">
        <style:list-level-properties text:space-before="0.635cm" text:min-label-width="0.635cm"/>
        <style:text-properties fo:font-family="Wingdings" style:font-charset="x-symbol"/>
      </text:list-level-style-bullet>
      <text:list-level-style-bullet text:level="2" text:style-name="WW8Num2z1" style:num-suffix="." text:bullet-char="">
        <style:list-level-properties text:space-before="1.27cm" text:min-label-width="0.635cm"/>
        <style:text-properties fo:font-family="'Wingdings 2'" style:font-charset="x-symbol"/>
      </text:list-level-style-bullet>
      <text:list-level-style-bullet text:level="3" text:style-name="WW8Num2z2" style:num-suffix="." text:bullet-char="■">
        <style:list-level-properties text:space-before="1.905cm" text:min-label-width="0.635cm"/>
        <style:text-properties style:font-name="StarSymbol"/>
      </text:list-level-style-bullet>
      <text:list-level-style-bullet text:level="4" text:style-name="WW8Num2z0" style:num-suffix="." text:bullet-char="">
        <style:list-level-properties text:space-before="2.54cm" text:min-label-width="0.635cm"/>
        <style:text-properties fo:font-family="Wingdings" style:font-charset="x-symbol"/>
      </text:list-level-style-bullet>
      <text:list-level-style-bullet text:level="5" text:style-name="WW8Num2z1" style:num-suffix="." text:bullet-char="">
        <style:list-level-properties text:space-before="3.175cm" text:min-label-width="0.635cm"/>
        <style:text-properties fo:font-family="'Wingdings 2'" style:font-charset="x-symbol"/>
      </text:list-level-style-bullet>
      <text:list-level-style-bullet text:level="6" text:style-name="WW8Num2z2" style:num-suffix="." text:bullet-char="■">
        <style:list-level-properties text:space-before="3.81cm" text:min-label-width="0.635cm"/>
        <style:text-properties style:font-name="StarSymbol"/>
      </text:list-level-style-bullet>
      <text:list-level-style-bullet text:level="7" text:style-name="WW8Num2z0" style:num-suffix="." text:bullet-char="">
        <style:list-level-properties text:space-before="4.445cm" text:min-label-width="0.635cm"/>
        <style:text-properties fo:font-family="Wingdings" style:font-charset="x-symbol"/>
      </text:list-level-style-bullet>
      <text:list-level-style-bullet text:level="8" text:style-name="WW8Num2z1" style:num-suffix="." text:bullet-char="">
        <style:list-level-properties text:space-before="5.08cm" text:min-label-width="0.635cm"/>
        <style:text-properties fo:font-family="'Wingdings 2'" style:font-charset="x-symbol"/>
      </text:list-level-style-bullet>
      <text:list-level-style-bullet text:level="9" text:style-name="WW8Num2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3">
      <text:list-level-style-bullet text:level="1" text:style-name="WW8Num3z0" style:num-suffix="." text:bullet-char="">
        <style:list-level-properties text:space-before="0.635cm" text:min-label-width="0.635cm"/>
        <style:text-properties fo:font-family="Wingdings" style:font-charset="x-symbol"/>
      </text:list-level-style-bullet>
      <text:list-level-style-bullet text:level="2" text:style-name="WW8Num3z1" style:num-suffix="." text:bullet-char="">
        <style:list-level-properties text:space-before="1.27cm" text:min-label-width="0.635cm"/>
        <style:text-properties fo:font-family="'Wingdings 2'" style:font-charset="x-symbol"/>
      </text:list-level-style-bullet>
      <text:list-level-style-bullet text:level="3" text:style-name="WW8Num3z2" style:num-suffix="." text:bullet-char="■">
        <style:list-level-properties text:space-before="1.905cm" text:min-label-width="0.635cm"/>
        <style:text-properties style:font-name="StarSymbol"/>
      </text:list-level-style-bullet>
      <text:list-level-style-bullet text:level="4" text:style-name="WW8Num3z0" style:num-suffix="." text:bullet-char="">
        <style:list-level-properties text:space-before="2.54cm" text:min-label-width="0.635cm"/>
        <style:text-properties fo:font-family="Wingdings" style:font-charset="x-symbol"/>
      </text:list-level-style-bullet>
      <text:list-level-style-bullet text:level="5" text:style-name="WW8Num3z1" style:num-suffix="." text:bullet-char="">
        <style:list-level-properties text:space-before="3.175cm" text:min-label-width="0.635cm"/>
        <style:text-properties fo:font-family="'Wingdings 2'" style:font-charset="x-symbol"/>
      </text:list-level-style-bullet>
      <text:list-level-style-bullet text:level="6" text:style-name="WW8Num3z2" style:num-suffix="." text:bullet-char="■">
        <style:list-level-properties text:space-before="3.81cm" text:min-label-width="0.635cm"/>
        <style:text-properties style:font-name="StarSymbol"/>
      </text:list-level-style-bullet>
      <text:list-level-style-bullet text:level="7" text:style-name="WW8Num3z0" style:num-suffix="." text:bullet-char="">
        <style:list-level-properties text:space-before="4.445cm" text:min-label-width="0.635cm"/>
        <style:text-properties fo:font-family="Wingdings" style:font-charset="x-symbol"/>
      </text:list-level-style-bullet>
      <text:list-level-style-bullet text:level="8" text:style-name="WW8Num3z1" style:num-suffix="." text:bullet-char="">
        <style:list-level-properties text:space-before="5.08cm" text:min-label-width="0.635cm"/>
        <style:text-properties fo:font-family="'Wingdings 2'" style:font-charset="x-symbol"/>
      </text:list-level-style-bullet>
      <text:list-level-style-bullet text:level="9" text:style-name="WW8Num3z2" style:num-suffix="." text:bullet-char="■">
        <style:list-level-properties text:space-before="5.715cm" text:min-label-width="0.635cm"/>
        <style:text-properties style:font-name="StarSymbol"/>
      </text:list-level-style-bullet>
      <text:list-level-style-number text:level="10" style:num-suffix="." style:num-format="1">
        <style:list-level-properties text:space-before="6.35cm" text:min-label-width="0.635cm"/>
      </text:list-level-style-number>
    </text:list-style>
    <text:list-style style:name="WW8Num4">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en" fo:country="US"/>
    <text:linenumbering-configuration text:number-lines="false" text:offset="0.499cm" style:num-format="1" text:number-position="left" text:increment="5"/>
  </office:styles>
  <office:automatic-styles>
    <style:style style:name="P1" style:family="paragraph" style:parent-style-name="Footer">
      <style:paragraph-properties fo:text-align="center" style:justify-single-word="false"/>
    </style:style>
    <style:style style:name="T1" style:family="text">
      <style:text-properties fo:language="zxx" fo:country="none" fo:font-weight="bold" style:language-asian="zxx" style:country-asian="none" style:font-weight-asian="bold"/>
    </style:style>
    <style:style style:name="T2" style:family="text">
      <style:text-properties fo:font-weight="bold" style:font-weight-asian="bold"/>
    </style:style>
    <style:style style:name="T3" style:family="text">
      <style:text-properties fo:language="zxx" fo:country="none" style:language-asian="zxx" style:country-asian="none"/>
    </style:style>
    <style:style style:name="fr1"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none" style:mirror="none" fo:clip="rect(0cm 0cm 0cm 0cm)" draw:luminance="0%" draw:contrast="0%" draw:red="0%" draw:green="0%" draw:blue="0%" draw:gamma="100%" draw:color-inversion="false" draw:image-opacity="100%" draw:color-mode="standard">
        <style:background-image/>
      </style:graphic-properties>
    </style:style>
    <style:page-layout style:name="pm1">
      <style:page-layout-properties fo:page-width="20.999cm" fo:page-height="29.699cm" style:num-format="1" style:print-orientation="portrait" fo:margin-top="2.499cm" fo:margin-bottom="1.249cm" fo:margin-left="2cm" fo:margin-right="2cm" fo:background-color="#ffffff" style:writing-mode="lr-tb" style:layout-grid-color="#c0c0c0" style:layout-grid-lines="40" style:layout-grid-base-height="0.388cm" style:layout-grid-ruby-height="0.247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footer-style>
        <style:header-footer-properties fo:min-height="0.751cm" fo:margin-left="0cm" fo:margin-right="0cm" fo:margin-top="0.653cm" style:dynamic-spacing="true"/>
      </style:footer-style>
    </style:page-layout>
  </office:automatic-styles>
  <office:master-styles>
    <style:master-page style:name="Standard" style:page-layout-name="pm1">
      <style:footer>
        <text:p text:style-name="P1"><text:span text:style-name="T1">Page </text:span><text:span text:style-name="T1"><text:page-number text:select-page="current">17</text:page-number></text:span><text:span text:style-name="T1"> of </text:span><text:span text:style-name="T1"><text:page-count>19</text:page-count></text:span></text:p>
        <text:p text:style-name="Footer"><text:span text:style-name="T1"><draw:frame draw:style-name="fr1" draw:name="immagini10" text:anchor-type="as-char" svg:width="1.75cm" svg:height="1.801cm" draw:z-index="19"><draw:image xlink:href="Pictures/10000201000000EB000000F254E0DD62.png" xlink:type="simple" xlink:show="embed" xlink:actuate="onLoad"/></draw:frame></text:span><text:span text:style-name="T1"> </text:span><text:span text:style-name="T2">GeoSolutions S.A.S. --- <text:s/>Via Carignoni 51, 55041 Camaiore (LU) <text:s text:c="3"/>Italy <text:s text:c="3"/></text:span><text:s/><text:span text:style-name="T3"><draw:frame draw:style-name="fr1" draw:name="immagini11" text:anchor-type="as-char" svg:width="1.75cm" svg:height="1.801cm" draw:z-index="38"><draw:image xlink:href="Pictures/10000201000000EB000000F254E0DD62.png" xlink:type="simple" xlink:show="embed" xlink:actuate="onLoad"/></draw:frame></text:span></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3$Win32 OpenOffice.org_project/680m5$Build-9221</meta:generator>
    <meta:initial-creator>Daniele Romagnoli</meta:initial-creator>
    <meta:creation-date>2007-06-12T11:59:00</meta:creation-date>
    <dc:creator>Daniele Romagnoli</dc:creator>
    <dc:date>2007-12-20T15:37:36</dc:date>
    <meta:print-date>2007-08-14T13:10:15</meta:print-date>
    <meta:editing-cycles>203</meta:editing-cycles>
    <meta:editing-duration>P4DT7H59M44S</meta:editing-duration>
    <meta:user-defined meta:name="Info 1"/>
    <meta:user-defined meta:name="Info 2"/>
    <meta:user-defined meta:name="Info 3"/>
    <meta:user-defined meta:name="Info 4"/>
    <meta:document-statistic meta:table-count="1" meta:image-count="5" meta:object-count="0" meta:page-count="19" meta:paragraph-count="343" meta:word-count="6248" meta:character-count="38581"/>
  </office:meta>
</office:document-meta>
</file>